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36pt" fo:font-weight="bold"/>
    </style:style>
    <style:style style:name="P3" style:family="paragraph" style:parent-style-name="Text_20_body">
      <style:paragraph-properties fo:text-align="center" style:justify-single-word="false"/>
      <style:text-properties fo:font-size="13.5pt"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al1" fo:font-size="18pt" fo:language="en" fo:country="US" fo:font-weight="bold"/>
    </style:style>
    <style:style style:name="P8" style:family="paragraph" style:parent-style-name="Text_20_body">
      <style:paragraph-properties fo:text-align="center" style:justify-single-word="false"/>
      <style:text-properties style:font-name="Arial1" fo:font-size="18pt" fo:language="en" fo:country="US" style:text-underline-style="solid" style:text-underline-width="auto" style:text-underline-color="font-color" fo:font-weight="bold"/>
    </style:style>
    <style:style style:name="P9" style:family="paragraph" style:parent-style-name="Text_20_body">
      <style:text-properties style:font-name="Arial1" fo:font-size="18pt" fo:font-weight="bold"/>
    </style:style>
    <style:style style:name="P10" style:family="paragraph" style:parent-style-name="Text_20_body">
      <style:paragraph-properties fo:text-align="start" style:justify-single-word="false"/>
      <style:text-properties style:font-name="Arial1" fo:font-size="18pt" fo:font-weight="bold"/>
    </style:style>
    <style:style style:name="P11" style:family="paragraph" style:parent-style-name="Text_20_body">
      <style:text-properties style:font-name="Arial1" fo:font-weight="bold"/>
    </style:style>
    <style:style style:name="P12" style:family="paragraph" style:parent-style-name="Text_20_body">
      <style:text-properties style:font-name="Arial1" fo:language="en" fo:country="US" fo:font-weight="bold"/>
    </style:style>
    <style:style style:name="P13" style:family="paragraph" style:parent-style-name="Text_20_body">
      <style:paragraph-properties fo:text-align="start" style:justify-single-word="false"/>
      <style:text-properties style:font-name="Arial1" fo:font-size="14pt" fo:font-weight="bold"/>
    </style:style>
    <style:style style:name="P14" style:family="paragraph" style:parent-style-name="Text_20_body">
      <style:text-properties style:font-name="Arial1" fo:font-size="13.5pt"/>
    </style:style>
    <style:style style:name="P15" style:family="paragraph" style:parent-style-name="Text_20_body">
      <style:text-properties style:font-name="Bitstream Vera Serif" fo:font-weight="bold"/>
    </style:style>
    <style:style style:name="P16" style:family="paragraph" style:parent-style-name="Text_20_body">
      <style:text-properties style:font-name="Bitstream Vera Serif" fo:font-size="10pt" fo:font-weight="bold"/>
    </style:style>
    <style:style style:name="P17" style:family="paragraph" style:parent-style-name="Text_20_body">
      <style:text-properties style:font-name="Times"/>
    </style:style>
    <style:style style:name="P18" style:family="paragraph" style:parent-style-name="Text_20_body">
      <style:text-properties style:font-name="Times" fo:language="en" fo:country="US"/>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paragraph-properties fo:text-align="start" style:justify-single-word="false"/>
      <style:text-properties fo:language="en" fo:country="US" fo:font-weight="bold" style:font-weight-asian="bold" style:font-weight-complex="bold"/>
    </style:style>
    <style:style style:name="P23" style:family="paragraph" style:parent-style-name="Text_20_body">
      <style:paragraph-properties fo:text-align="center" style:justify-single-word="false"/>
      <style:text-properties fo:language="en" fo:country="US"/>
    </style:style>
    <style:style style:name="P24" style:family="paragraph" style:parent-style-name="Text_20_body">
      <style:text-properties fo:font-size="10pt"/>
    </style:style>
    <style:style style:name="P25" style:family="paragraph" style:parent-style-name="Text_20_body">
      <style:paragraph-properties fo:text-align="center" style:justify-single-word="false"/>
      <style:text-properties fo:font-size="10pt"/>
    </style:style>
    <style:style style:name="P26"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27" style:family="paragraph" style:parent-style-name="Text_20_body">
      <style:paragraph-properties fo:text-align="start" style:justify-single-word="false"/>
      <style:text-properties style:font-name="Times New Roman1" fo:font-size="12pt"/>
    </style:style>
    <style:style style:name="P28" style:family="paragraph" style:parent-style-name="Text_20_body">
      <style:paragraph-properties fo:text-align="start" style:justify-single-word="false"/>
      <style:text-properties style:font-name="Times New Roman1" fo:font-size="12pt" fo:font-weight="bold" style:font-weight-asian="bold" style:font-weight-complex="bold"/>
    </style:style>
    <style:style style:name="P29" style:family="paragraph" style:parent-style-name="Text_20_body">
      <style:paragraph-properties fo:text-align="start" style:justify-single-word="false"/>
      <style:text-properties style:font-name="Times New Roman1"/>
    </style:style>
    <style:style style:name="P30" style:family="paragraph" style:parent-style-name="Text_20_body">
      <style:paragraph-properties fo:text-align="start" style:justify-single-word="false"/>
      <style:text-properties style:font-name="Times New Roman1" fo:background-color="transparent"/>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style:font-name="Arial2" fo:font-size="14pt" fo:font-weight="bold"/>
    </style:style>
    <style:style style:name="P33" style:family="paragraph" style:parent-style-name="Text_20_body">
      <style:paragraph-properties fo:text-align="start" style:justify-single-word="false"/>
      <style:text-properties style:font-name="Arial2" fo:font-size="18pt" fo:font-weight="bold"/>
    </style:style>
    <style:style style:name="P34" style:family="paragraph" style:parent-style-name="Text_20_body">
      <style:paragraph-properties fo:text-align="start" style:justify-single-word="false"/>
      <style:text-properties fo:font-weight="normal" style:font-weight-asian="normal" style:font-weight-complex="normal"/>
    </style:style>
    <style:style style:name="P35" style:family="paragraph" style:parent-style-name="Text_20_body">
      <style:paragraph-properties fo:margin-top="0in" fo:margin-bottom="0.1665in"/>
    </style:style>
    <style:style style:name="P36" style:family="paragraph" style:parent-style-name="Text_20_body">
      <style:paragraph-properties fo:margin-top="0in" fo:margin-bottom="0.1665in" fo:text-align="center" style:justify-single-word="false"/>
    </style:style>
    <style:style style:name="P37" style:family="paragraph" style:parent-style-name="Text_20_body">
      <style:paragraph-properties fo:margin-top="0in" fo:margin-bottom="0.1665in"/>
      <style:text-properties style:font-name="Arial1" fo:language="en" fo:country="US" fo:font-weight="bold"/>
    </style:style>
    <style:style style:name="P38" style:family="paragraph" style:parent-style-name="Text_20_body">
      <style:paragraph-properties fo:margin-top="0in" fo:margin-bottom="0.1665in"/>
      <style:text-properties style:font-name="Arial1" fo:font-size="18pt" fo:language="en" fo:country="US" fo:font-weight="bold"/>
    </style:style>
    <style:style style:name="P39" style:family="paragraph" style:parent-style-name="Text_20_body">
      <style:paragraph-properties fo:margin-top="0in" fo:margin-bottom="0.1665in" fo:text-align="start" style:justify-single-word="false"/>
      <style:text-properties style:font-name="Arial1" fo:font-size="18pt" fo:language="en" fo:country="US" fo:font-weight="bold"/>
    </style:style>
    <style:style style:name="P40" style:family="paragraph" style:parent-style-name="Text_20_body">
      <style:paragraph-properties fo:margin-top="0in" fo:margin-bottom="0.1665in"/>
      <style:text-properties style:font-name="Arial1" fo:font-size="18pt" fo:font-weight="bold"/>
    </style:style>
    <style:style style:name="P41" style:family="paragraph" style:parent-style-name="Text_20_body">
      <style:paragraph-properties fo:margin-top="0in" fo:margin-bottom="0.1665in" fo:text-align="center" style:justify-single-word="false"/>
      <style:text-properties style:font-name="Arial1" fo:font-size="18pt" fo:font-weight="bold"/>
    </style:style>
    <style:style style:name="P42" style:family="paragraph" style:parent-style-name="Text_20_body">
      <style:paragraph-properties fo:margin-top="0in" fo:margin-bottom="0.1665in" fo:text-align="start" style:justify-single-word="false"/>
      <style:text-properties style:font-name="Arial1" fo:font-size="18pt" fo:font-weight="bold"/>
    </style:style>
    <style:style style:name="P43" style:family="paragraph" style:parent-style-name="Text_20_body">
      <style:paragraph-properties fo:margin-top="0in" fo:margin-bottom="0.1665in"/>
      <style:text-properties fo:language="en" fo:country="US"/>
    </style:style>
    <style:style style:name="P44" style:family="paragraph" style:parent-style-name="Text_20_body">
      <style:paragraph-properties fo:margin-top="0in" fo:margin-bottom="0.1665in" fo:text-align="start" style:justify-single-word="false"/>
      <style:text-properties fo:language="en" fo:country="US"/>
    </style:style>
    <style:style style:name="P45" style:family="paragraph" style:parent-style-name="Text_20_body">
      <style:paragraph-properties fo:margin-top="0in" fo:margin-bottom="0.1665in"/>
      <style:text-properties style:text-underline-style="solid" style:text-underline-width="auto" style:text-underline-color="font-color" fo:font-weight="bold" style:font-weight-asian="bold" style:font-weight-complex="bold"/>
    </style:style>
    <style:style style:name="P46" style:family="paragraph" style:parent-style-name="Text_20_body">
      <style:paragraph-properties fo:margin-top="0in" fo:margin-bottom="0.1665in" fo:break-before="page"/>
      <style:text-properties style:font-name="Arial1" fo:font-size="18pt" fo:font-weight="bold"/>
    </style:style>
    <style:style style:name="P47" style:family="paragraph" style:parent-style-name="Text_20_body">
      <style:paragraph-properties fo:margin-top="0in" fo:margin-bottom="0.1665in" fo:text-align="start" style:justify-single-word="false" fo:break-before="page"/>
      <style:text-properties style:font-name="Arial1" fo:font-size="18pt" fo:font-weight="bold"/>
    </style:style>
    <style:style style:name="P48" style:family="paragraph" style:parent-style-name="Text_20_body">
      <style:paragraph-properties fo:margin-top="0in" fo:margin-bottom="0.1665in" fo:text-align="start" style:justify-single-word="false" fo:break-before="page"/>
      <style:text-properties style:font-name="Arial1" fo:font-size="18pt" fo:language="en" fo:country="US" fo:font-weight="bold"/>
    </style:style>
    <style:style style:name="P49" style:family="paragraph" style:parent-style-name="Text_20_body">
      <style:paragraph-properties fo:margin-top="0in" fo:margin-bottom="0.1665in" fo:break-before="page"/>
      <style:text-properties style:font-name="Arial1" fo:language="en" fo:country="US" fo:font-weight="bold"/>
    </style:style>
    <style:style style:name="P50" style:family="paragraph" style:parent-style-name="Text_20_body">
      <style:paragraph-properties fo:margin-top="0in" fo:margin-bottom="0.1665in" fo:text-align="start" style:justify-single-word="false" fo:break-before="page"/>
      <style:text-properties fo:font-size="18pt" fo:font-weight="bold" style:font-size-asian="18pt" style:font-weight-asian="bold" style:font-size-complex="18pt" style:font-weight-complex="bold"/>
    </style:style>
    <style:style style:name="P51" style:family="paragraph" style:parent-style-name="Text_20_body">
      <style:paragraph-properties fo:margin-left="0in" fo:margin-right="0in" fo:margin-top="0in" fo:margin-bottom="0in" fo:text-indent="1.6252in" style:auto-text-indent="false"/>
    </style:style>
    <style:style style:name="P52" style:family="paragraph" style:parent-style-name="Text_20_body">
      <style:paragraph-properties fo:margin-left="0.5in" fo:margin-right="0in" fo:text-indent="-0.25in" style:auto-text-indent="false"/>
    </style:style>
    <style:style style:name="P53" style:family="paragraph" style:parent-style-name="Heading_20_3">
      <style:text-properties fo:font-size="12pt" fo:language="en" fo:country="US"/>
    </style:style>
    <style:style style:name="P54" style:family="paragraph" style:parent-style-name="Text_20_body">
      <style:paragraph-properties fo:margin-left="1in" fo:margin-right="0in" fo:text-indent="-0.25in" style:auto-text-indent="false"/>
    </style:style>
    <style:style style:name="P55" style:family="paragraph" style:parent-style-name="Text_20_body">
      <style:paragraph-properties fo:margin-top="0.1654in" fo:margin-bottom="0.0835in"/>
    </style:style>
    <style:style style:name="P56" style:family="paragraph" style:parent-style-name="Text_20_body">
      <style:paragraph-properties fo:margin-top="0.1654in" fo:margin-bottom="0.0835in"/>
      <style:text-properties style:font-name="Arial1" fo:font-size="13.5pt"/>
    </style:style>
    <style:style style:name="P57" style:family="paragraph" style:parent-style-name="Text_20_body">
      <style:paragraph-properties fo:margin-top="0.1654in" fo:margin-bottom="0.0835in"/>
      <style:text-properties style:font-name="Arial1" fo:font-size="18pt" fo:font-weight="bold"/>
    </style:style>
    <style:style style:name="P58" style:family="paragraph" style:parent-style-name="Text_20_body">
      <style:paragraph-properties fo:margin-top="0.1654in" fo:margin-bottom="0.0835in"/>
      <style:text-properties style:font-name="Arial2" fo:font-size="18pt" fo:font-weight="bold"/>
    </style:style>
    <style:style style:name="P59" style:family="paragraph" style:parent-style-name="Text_20_body">
      <style:paragraph-properties fo:margin-top="0.1654in" fo:margin-bottom="0.0835in"/>
      <style:text-properties style:font-name="Albany" fo:font-size="14pt" fo:font-weight="bold" style:font-weight-asian="bold" style:font-weight-complex="bold"/>
    </style:style>
    <style:style style:name="P60" style:family="paragraph" style:parent-style-name="Text_20_body">
      <style:paragraph-properties fo:margin-top="0.1654in" fo:margin-bottom="0.0835in" fo:break-before="page"/>
      <style:text-properties style:font-name="Arial2" fo:font-size="18pt" fo:font-weight="bold"/>
    </style:style>
    <style:style style:name="P61" style:family="paragraph" style:parent-style-name="Text_20_body">
      <style:paragraph-properties fo:margin-top="0.1654in" fo:margin-bottom="0.0835in" fo:break-before="page"/>
      <style:text-properties style:font-name="Arial1" fo:font-size="18pt" fo:font-weight="bold"/>
    </style:style>
    <style:style style:name="P62" style:family="paragraph" style:parent-style-name="Text_20_body">
      <style:paragraph-properties fo:margin-left="0.5in" fo:margin-right="0in" fo:text-indent="0in" style:auto-text-indent="false"/>
    </style:style>
    <style:style style:name="P63" style:family="paragraph" style:parent-style-name="Text_20_body">
      <style:paragraph-properties fo:break-before="page"/>
    </style:style>
    <style:style style:name="P64" style:family="paragraph" style:parent-style-name="Text_20_body">
      <style:paragraph-properties fo:break-before="page"/>
      <style:text-properties style:font-name="Arial1" fo:font-size="18pt" fo:font-weight="bold"/>
    </style:style>
    <style:style style:name="P65" style:family="paragraph" style:parent-style-name="Text_20_body">
      <style:paragraph-properties fo:text-align="start" style:justify-single-word="false" fo:break-before="page"/>
      <style:text-properties style:font-name="Arial1" fo:font-size="18pt" fo:font-weight="bold"/>
    </style:style>
    <style:style style:name="P66" style:family="paragraph" style:parent-style-name="Text_20_body">
      <style:paragraph-properties fo:break-before="page"/>
      <style:text-properties style:font-name="Arial1" fo:font-weight="bold"/>
    </style:style>
    <style:style style:name="P67" style:family="paragraph" style:parent-style-name="Text_20_body">
      <style:paragraph-properties fo:text-align="start" style:justify-single-word="false" fo:break-before="page"/>
      <style:text-properties style:font-name="Arial2" fo:font-size="14pt" fo:font-weight="bold"/>
    </style:style>
    <style:style style:name="P68" style:family="paragraph" style:parent-style-name="Text_20_body">
      <style:paragraph-properties fo:text-align="start" style:justify-single-word="false" fo:break-before="page"/>
      <style:text-properties style:font-name="Arial2" fo:font-size="18pt" fo:font-weight="bold"/>
    </style:style>
    <style:style style:name="P69" style:family="paragraph" style:parent-style-name="Text_20_body">
      <style:paragraph-properties fo:text-align="center" style:justify-single-word="false" fo:break-before="page"/>
      <style:text-properties fo:font-size="10pt" style:text-underline-style="solid" style:text-underline-width="auto" style:text-underline-color="font-color" fo:font-weight="bold"/>
    </style:style>
    <style:style style:name="P70" style:family="paragraph" style:parent-style-name="Text_20_body">
      <style:paragraph-properties fo:text-align="start" style:justify-single-word="false" fo:break-before="page"/>
      <style:text-properties style:font-name="Times New Roman1" fo:font-size="12pt"/>
    </style:style>
    <style:style style:name="P71" style:family="paragraph" style:parent-style-name="Text_20_body">
      <style:paragraph-properties fo:text-align="start" style:justify-single-word="false" fo:break-before="page"/>
      <style:text-properties fo:font-size="18pt" fo:font-weight="bold" style:font-size-asian="18pt" style:font-weight-asian="bold" style:font-size-complex="18pt" style:font-weight-complex="bold"/>
    </style:style>
    <style:style style:name="P72" style:family="paragraph" style:parent-style-name="Text_20_body">
      <style:paragraph-properties fo:break-before="page"/>
      <style:text-properties fo:font-weight="bold"/>
    </style:style>
    <style:style style:name="P73" style:family="paragraph" style:parent-style-name="Text_20_body">
      <style:paragraph-properties fo:margin-left="0in" fo:margin-right="0in" fo:margin-top="0in" fo:margin-bottom="0in" fo:text-indent="0in" style:auto-text-indent="false"/>
    </style:style>
    <style:style style:name="P74" style:family="paragraph" style:parent-style-name="Text_20_body">
      <style:paragraph-properties fo:margin-left="0in" fo:margin-right="0in" fo:text-align="center" style:justify-single-word="false" fo:text-indent="0in" style:auto-text-indent="false"/>
      <style:text-properties fo:font-weight="bold"/>
    </style:style>
    <style:style style:name="P75" style:family="paragraph" style:parent-style-name="Text_20_body">
      <style:paragraph-properties fo:margin-left="0in" fo:margin-right="0in" fo:text-indent="0in" style:auto-text-indent="false"/>
      <style:text-properties style:font-name="Times" fo:font-size="10pt"/>
    </style:style>
    <style:style style:name="P76" style:family="paragraph" style:parent-style-name="Text_20_body">
      <style:paragraph-properties fo:margin-left="0.4925in" fo:margin-right="0in" fo:text-indent="0in" style:auto-text-indent="false"/>
      <style:text-properties style:font-name="Times"/>
    </style:style>
    <style:style style:name="P77" style:family="paragraph" style:parent-style-name="Text_20_body" style:list-style-name="L3">
      <style:text-properties style:font-name="Times" fo:font-size="10pt"/>
    </style:style>
    <style:style style:name="P78" style:family="paragraph" style:parent-style-name="Text_20_body" style:list-style-name="L4">
      <style:text-properties style:font-name="Times" fo:font-size="10pt"/>
    </style:style>
    <style:style style:name="P79" style:family="paragraph" style:parent-style-name="Text_20_body" style:list-style-name="L5">
      <style:text-properties style:font-name="Times" fo:font-size="10pt"/>
    </style:style>
    <style:style style:name="P80" style:family="paragraph" style:parent-style-name="Text_20_body" style:list-style-name="L6">
      <style:text-properties style:font-name="Times" fo:font-size="10pt"/>
    </style:style>
    <style:style style:name="P81" style:family="paragraph" style:parent-style-name="Text_20_body" style:list-style-name="L7">
      <style:paragraph-properties fo:text-align="start" style:justify-single-word="false"/>
    </style:style>
    <style:style style:name="P82" style:family="paragraph" style:parent-style-name="Text_20_body" style:list-style-name="L1">
      <style:paragraph-properties fo:margin-left="0.5984in" fo:margin-right="0in" fo:text-indent="-0.3236in" style:auto-text-indent="false">
        <style:tab-stops/>
      </style:paragraph-properties>
      <style:text-properties style:font-name="Times" fo:font-size="10pt" fo:font-weight="normal" style:font-size-asian="10pt" style:font-weight-asian="normal" style:font-size-complex="10pt" style:font-weight-complex="normal"/>
    </style:style>
    <style:style style:name="P83" style:family="paragraph" style:parent-style-name="Text_20_body" style:list-style-name="L1">
      <style:paragraph-properties fo:margin-left="0.5028in" fo:margin-right="0in" fo:text-indent="-0.2154in" style:auto-text-indent="false">
        <style:tab-stops/>
      </style:paragraph-properties>
      <style:text-properties style:font-name="Times" fo:font-size="10pt" fo:font-weight="normal" style:font-size-asian="10pt" style:font-weight-asian="normal" style:font-size-complex="10pt" style:font-weight-complex="normal"/>
    </style:style>
    <style:style style:name="P84" style:family="paragraph" style:parent-style-name="Text_20_body" style:list-style-name="L2">
      <style:paragraph-properties fo:margin-left="0in" fo:margin-right="0in" fo:text-indent="0in" style:auto-text-indent="false"/>
      <style:text-properties style:font-name="Bitstream Vera Serif" fo:font-weight="bold"/>
    </style:style>
    <style:style style:name="P85" style:family="paragraph" style:parent-style-name="Text_20_body">
      <style:paragraph-properties fo:margin-left="0in" fo:margin-right="0in" fo:margin-top="0in" fo:margin-bottom="0in" fo:text-indent="0in" style:auto-text-indent="false"/>
    </style:style>
    <style:style style:name="P86" style:family="paragraph" style:parent-style-name="Text_20_body" style:list-style-name="L8">
      <style:paragraph-properties fo:margin-top="0in" fo:margin-bottom="0.0835in"/>
    </style:style>
    <style:style style:name="P87" style:family="paragraph" style:parent-style-name="Text_20_body" style:list-style-name="L9">
      <style:paragraph-properties fo:margin-top="0in" fo:margin-bottom="0.0835in"/>
    </style:style>
    <style:style style:name="P88" style:family="paragraph" style:parent-style-name="Text_20_body" style:list-style-name="L10">
      <style:paragraph-properties fo:margin-top="0in" fo:margin-bottom="0.0835in"/>
    </style:style>
    <style:style style:name="P89" style:family="paragraph" style:parent-style-name="Text_20_body" style:list-style-name="L11">
      <style:paragraph-properties fo:margin-top="0in" fo:margin-bottom="0.0835in"/>
    </style:style>
    <style:style style:name="T1" style:family="text">
      <style:text-properties fo:font-size="13.5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variant="normal" fo:text-transform="none"/>
    </style:style>
    <style:style style:name="T6" style:family="text">
      <style:text-properties fo:font-variant="normal" fo:text-transform="none" fo:language="en" fo:country="US"/>
    </style:style>
    <style:style style:name="T7" style:family="text">
      <style:text-properties fo:font-variant="normal" fo:text-transform="none" style:font-name="Symbol" fo:font-size="10pt"/>
    </style:style>
    <style:style style:name="T8" style:family="text">
      <style:text-properties fo:language="en" fo:country="US"/>
    </style:style>
    <style:style style:name="T9" style:family="text">
      <style:text-properties fo:language="en" fo:country="US" fo:font-weight="bold"/>
    </style:style>
    <style:style style:name="T10" style:family="text">
      <style:text-properties style:font-name="Symbol" fo:font-size="10pt"/>
    </style:style>
    <style:style style:name="T11" style:family="text">
      <style:text-properties fo:font-style="italic"/>
    </style:style>
    <style:style style:name="T12" style:family="text">
      <style:text-properties fo:font-size="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visible-area-left="0in" draw:visible-area-top="0in" draw:visible-area-width="7.75in" draw:visible-area-height="5.4583in"/>
    </style:style>
    <style:style style:name="fr9" style:family="graphic" style:parent-style-name="OLE">
      <style:graphic-properties style:vertical-pos="top" style:vertical-rel="paragraph" style:horizontal-pos="center" style:horizontal-rel="paragraph" draw:visible-area-left="0in" draw:visible-area-top="0in" draw:visible-area-width="7.9165in" draw:visible-area-height="5.7083in"/>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inyCAD for Windows</text:p>
      <text:p text:style-name="P3">Version 2.70.02</text:p>
      <text:p text:style-name="P4"><text:a xlink:type="simple" xlink:href="http://tinycad.sourceforge.net/"><text:span text:style-name="T1">http://tinycad.sourceforge.net</text:span></text:a></text:p>
      <text:p text:style-name="P36"/>
      <text:p text:style-name="P69"/>
      <text:p text:style-name="P26"/>
      <text:p text:style-name="P26">TinyCAD program for schematic capture<text:line-break/>Copyright 1994-1995,2002-2010 Matt Pyne.</text:p>
      <text:p text:style-name="P25">This program is free software; you can redistribute it and/or<text:line-break/>modify it under the terms of the GNU Lesser General Public<text:line-break/>License as published by the Free Software Foundation; either<text:line-break/>version 2.1 of the License, or (at your option) any later version.</text:p>
      <text:p text:style-name="P25">This program is distributed in the hope that it will be useful,<text:line-break/>but WITHOUT ANY WARRANTY; without even the implied warranty of<text:line-break/>MERCHANTABILITY or FITNESS FOR A PARTICULAR PURPOSE. See the GNU<text:line-break/>Lesser General Public License for more details.</text:p>
      <text:p text:style-name="P25">You should have received a copy of the GNU Lesser General Public<text:line-break/>License along with this application; if not, write to the Free Software<text:line-break/>Foundation, Inc., 59 Temple Place, Suite 330, Boston, MA 02111-1307 USA</text:p>
      <text:p text:style-name="P8"/>
      <text:p text:style-name="P8"><text:bookmark text:name="Credits"/>Credits</text:p>
      <text:p text:style-name="P23">TinyCAD has been supported by many people over the last few years, and here are just some of the people who have contributed:</text:p>
      <text:p text:style-name="P23"/>
      <text:p text:style-name="P22">Founding Author: <text:s/>Matt Pyne</text:p>
      <text:p text:style-name="P22"/>
      <text:p text:style-name="P22">Legacy Contributors</text:p>
      <text:section text:style-name="Sect1" text:name="Section1">
        <text:p text:style-name="P4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5"/>
      <text:p text:style-name="P22">Current Development Team:</text:p>
      <text:section text:style-name="Sect2" text:name="Section3">
        <text:p text:style-name="P44">Don Lucas<text:line-break/>Mark Langezaal<text:line-break/>Magnus Beischer<text:line-break/>Stephen Friederichs<text:line-break/>Jason Sachs</text:p>
      </text:section>
      <text:p text:style-name="P22"/>
      <text:p text:style-name="P22">Recent Contributors</text:p>
      <text:section text:style-name="Sect2" text:name="Section2">
        <text:p text:style-name="P34">Thomas Peterson<text:line-break/>Oleg Skydan<text:line-break/>Greg Endler</text:p>
      </text:section>
      <text:p text:style-name="P5"/>
      <text:p text:style-name="P5"/>
      <text:p text:style-name="P72"><text:bookmark-start text:name="Changes and Corrections"/>Changes and/or Corrections<text:bookmark-end text:name="Changes and Corrections"/></text:p>
      <text:p text:style-name="Text_20_body">This program is open-source and so is all of the documentation. You can download the source HTML from the <text:a xlink:type="simple" xlink:href="http://tinycad.sourceforge.net/"><text:span text:style-name="T2">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p text:style-name="Text_20_body"/>
      <text:p text:style-name="P45"><text:bookmark text:name="How to Build TinyCAD"/>How to Build TinyCAD</text:p>
      <text:p text:style-name="Text_20_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p text:style-name="P35"/>
      <text:p text:style-name="P66"><text:bookmark text:name="Welcome to TinyCAD"/>Welcome to TinyCAD!</text:p>
      <text:p text:style-name="Text_20_body">You can get the latest news, release and source code from the SourceForge site. Go to http://tinycad.sourceforge.net. </text:p>
      <text:p text:style-name="Text_20_body">TinyCAD is an open source schematic capture program. Use TinyCAD to draw your own circuit diagrams. </text:p>
      <text:p text:style-name="Text_20_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_20_body">Once you have drawn your design, you can use the special functions to automatically add symbol references, check your design against rules of correctness and create a parts list. TinyCAD can also export a netlist for import into a PCB layout program.</text:p>
      <text:p text:style-name="Text_20_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P15">Changes since version 2.70.00 Build 248 Beta</text:p>
      <text:p text:style-name="P17">Welcome to TinyCAD version 2.70.02. Here is a quick summary of what has changed in this release:</text:p>
      <text:p text:style-name="P16">New features:</text:p>
      <text:list xml:id="list20138577" text:style-name="L1">
        <text:list-item>
          <text:p text:style-name="P82">Added .TCLib (SQLite3) format libraries to the installer.</text:p>
        </text:list-item>
        <text:list-item>
          <text:p text:style-name="P83">Added a very large number of libraries that have been organized and cleaned up by Stephen Friederichs. <text:s/>Many of these new symbols include footprint references suitable for FreePCB.</text:p>
        </text:list-item>
        <text:list-item>
          <text:p text:style-name="P83">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83">Added improved pin name and number auto-increment capability to provide better support for alpha-numeric pin names and numbers. <text:s/>Thanks Thomas Peterson!</text:p>
        </text:list-item>
        <text:list-item>
          <text:p text:style-name="P83">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83">Added new PDF format user's manual. <text:s/>Thanks Greg Endler!</text:p>
        </text:list-item>
        <text:list-item>
          <text:p text:style-name="P83">Fixed the long broken help file pictures.</text:p>
        </text:list-item>
      </text:list>
      <text:list xml:id="list20125391" text:style-name="L2">
        <text:list-header>
          <text:p text:style-name="P84">Changes since version 2.60.01</text:p>
        </text:list-header>
      </text:list>
      <text:p text:style-name="P76">Welcome to TinyCAD version 2.70.00. 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P16">New features:</text:p>
      <text:list xml:id="list20136260" text:style-name="L3">
        <text:list-item>
          <text:p text:style-name="P77">Modified the TinyCAD source to support Visual Studio 2003, 2005, or 2008 to be more convenient to developers who have newer or older versions of Visual Studio.</text:p>
        </text:list-item>
        <text:list-item>
          <text:p text:style-name="P77">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text:soft-page-break/>an excellent light weight XML editor.</text:p>
        </text:list-item>
        <text:list-item>
          <text:p text:style-name="P77">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77">Updated dao360.dll to a newer build that includes the version information (necessary for newer version of NSIS installer). Note that this is only a newer build, not a new version as this was already the most recent version.</text:p>
        </text:list-item>
        <text:list-item>
          <text:p text:style-name="P77">Extensive changes to "for (int i=xxx" type statements to comply with newer ANSI C++ standards that changed the scope of index variables declared within for loops. </text:p>
        </text:list-item>
        <text:list-item>
          <text:p text:style-name="P77">Changed one iterator style for loop that no longer complied with the newer ANSI C++ standards. </text:p>
        </text:list-item>
        <text:list-item>
          <text:p text:style-name="P77">Modified code that received warnings due to mixing signed and unsigned variables by adding casts where necessary and type changes where appropriate so that no warnings are now produced when compiling with warnings level #3.</text:p>
        </text:list-item>
        <text:list-item>
          <text:p text:style-name="P77">Added the complements of the 3 existing Spice conditional macros so that both the normal and the "not" versions are available now.</text:p>
        </text:list-item>
      </text:list>
      <text:p text:style-name="P16">Bug fixes</text:p>
      <text:list xml:id="list20115146" text:style-name="L4">
        <text:list-item>
          <text:p text:style-name="P78">Fixed crash that resulted when you attempt to backspace over the line thickness field when editing a schematic line.</text:p>
        </text:list-item>
        <text:list-item>
          <text:p text:style-name="P78">Fixed inconsistent line endings problem with the Spice netlist file and the XML file outputs.</text:p>
        </text:list-item>
      </text:list>
      <text:p text:style-name="P16">Known Bugs:</text:p>
      <text:p text:style-name="P75">All known bugs are tracked at the TinyCAD Bug Tracker on SourceForge.net.</text:p>
      <text:p text:style-name="P15">Changes since version 2.50.00:</text:p>
      <text:p text:style-name="P17">Welcome to TinyCAD version 2.60.00. Here is a quick summary that has changed in this release:</text:p>
      <text:p text:style-name="P16">New features:</text:p>
      <text:list xml:id="list20121988" text:style-name="L5">
        <text:list-item>
          <text:p text:style-name="P79">Homogeneous and Heterogeneous symbol support</text:p>
        </text:list-item>
        <text:list-item>
          <text:p text:style-name="P79">Show power pins on a symbol</text:p>
        </text:list-item>
        <text:list-item>
          <text:p text:style-name="P79">New pin shape with the name above instead of at the end of the line</text:p>
        </text:list-item>
      </text:list>
      <text:p text:style-name="P16">Bug fixes:</text:p>
      <text:list xml:id="list20124072" text:style-name="L6">
        <text:list-item>
          <text:p text:style-name="P80">Improved handling of delete so it should crash less!</text:p>
        </text:list-item>
        <text:list-item>
          <text:p text:style-name="P80">Internally switched to a Unicode application for better handling of international character sets</text:p>
        </text:list-item>
        <text:list-item>
          <text:p text:style-name="P80">Better placement of symbols so that they should remain in the same place after saving and reloading</text:p>
        </text:list-item>
      </text:list>
      <text:p text:style-name="P24"/>
      <text:p text:style-name="P50"><text:bookmark text:name="Overview of TinyCAD’s features"/>Overview of TinyCAD’s features</text:p>
      <text:p text:style-name="P73"/>
      <text:p text:style-name="P73"><draw:frame draw:style-name="fr8" draw:name="Object1" text:anchor-type="paragraph" svg:width="7.75in" svg:height="5.4598in" draw:z-index="17"><draw:object-ole xlink:href="./Object 1" xlink:type="simple" xlink:show="embed" xlink:actuate="onLoad"/><draw:image xlink:href="./ObjectReplacements/Object 1" xlink:type="simple" xlink:show="embed" xlink:actuate="onLoad"/></draw:frame></text:p>
      <text:p text:style-name="P73"/>
      <text:p text:style-name="P73"><draw:frame draw:style-name="fr9" draw:name="Object2" text:anchor-type="paragraph" svg:width="7.9201in" svg:height="5.7098in" draw:z-index="18"><draw:object-ole xlink:href="./Object 2" xlink:type="simple" xlink:show="embed" xlink:actuate="onLoad"/><draw:image xlink:href="./ObjectReplacements/Object 2" xlink:type="simple" xlink:show="embed" xlink:actuate="onLoad"/></draw:frame><text:soft-page-break/></text:p>
      <text:p text:style-name="P51"/>
      <text:p text:style-name="P6"><text:bookmark text:name="Drawing a Design"/>Drawing a Design</text:p>
      <text:p text:style-name="P19">Designs are created from in-built objects such as wires, junctions, etc., and from imported component symbols, such as diodes, transistors, etc.</text:p>
      <text:p text:style-name="P19">To place symbols in to your design:</text:p>
      <text:p text:style-name="P52"><text:span text:style-name="T8">1.</text:span><text:span text:style-name="T6"> </text:span><text:span text:style-name="T8">Use the Symbol picker on the left of the screen to browse and select the symbols that you need for your design.</text:span></text:p>
      <text:p text:style-name="P52"><text:span text:style-name="T8">2.</text:span><text:span text:style-name="T6"> </text:span><text:span text:style-name="T8">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P52"><text:span text:style-name="T8">3.</text:span><text:span text:style-name="T6"> </text:span><text:span text:style-name="T8">Place the symbols on the design, by selecting them as the current tool. Do this by either double clicking on the name, selecting the “Get” button on the symbol picker or click on the preview of the symbol.</text:span></text:p>
      <text:p text:style-name="P52"><text:soft-page-break/><text:span text:style-name="T8">4.</text:span><text:span text:style-name="T6"> </text:span><text:span text:style-name="T8">You place the symbol by clicking the location of where you wish to place the symbol. You can rotate the symbol by using the tool dialogue that normally sits at the top right of the drawing area. Select “Up”, “Down”, “Left” or “Right” to orientate the symbol.</text:span></text:p>
      <text:p text:style-name="P52"><text:span text:style-name="T8">5.</text:span><text:span text:style-name="T6"> </text:span><text:span text:style-name="T8">Once you have finished placing symbols of that type, right click with the mouse to end.</text:span></text:p>
      <text:p text:style-name="Text_20_body"><text:span text:style-name="T9">TIP: </text:span><text:span text:style-name="T8">You can move a symbol’s text fields around. First select the symbol for editing, and then you can drag any of the symbol’s fields with the mouse to a new position on the drawing.</text:span></text:p>
      <text:p text:style-name="P19">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p text:style-name="P21">To wire up your design:</text:p>
      <text:p text:style-name="P52"><text:span text:style-name="T8">1.</text:span><text:span text:style-name="T6"> </text:span><text:span text:style-name="T8">Use the wire tool, which is the blue line on the toolbar.</text:span></text:p>
      <text:p text:style-name="P52"><text:span text:style-name="T8">2.</text:span><text:span text:style-name="T6"> </text:span><text:span text:style-name="T8">Move the mouse over the start point of your wire, a small red circle will highlight any active points on a symbol or another wire that it is suitable to start wiring from.</text:span></text:p>
      <text:p text:style-name="P52"><text:span text:style-name="T8">3.</text:span><text:span text:style-name="T6"> </text:span><text:span text:style-name="T8">Every time you click with the left mouse button you will place a corner in your wire.</text:span></text:p>
      <text:p text:style-name="P52"><text:span text:style-name="T8">4.</text:span><text:span text:style-name="T6"> </text:span><text:span text:style-name="T8">Continue drawing the wire. To end, select another active point (which is shown with the red circle).</text:span></text:p>
      <text:p text:style-name="P52"><text:span text:style-name="T8">5.</text:span><text:span text:style-name="T6"> </text:span><text:span text:style-name="T8">Notice how the wire tool is magnetic towards symbols’ pins and other wires.</text:span></text:p>
      <text:p text:style-name="P52"><text:span text:style-name="T8">6.</text:span><text:span text:style-name="T6"> </text:span><text:span text:style-name="T8">When you place a wire connecting to another wire a junction is placed for you automatically.</text:span></text:p>
      <text:p text:style-name="Text_20_body"><text:span text:style-name="T9">TIP: </text:span><text:span text:style-name="T8">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p text:style-name="P37"/>
      <text:p text:style-name="P37"/>
      <text:p text:style-name="P37"/>
      <text:p text:style-name="P49"><text:bookmark text:name="Editing your drawing"/>Editing your drawing</text:p>
      <text:p text:style-name="P19"><draw:frame draw:style-name="fr1" draw:name="graphics3" text:anchor-type="paragraph" svg:x="0.0272in" svg:y="-0.0957in" svg:width="2.9902in" svg:height="2.5646in" draw:z-index="1"><draw:image xlink:href="../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P19">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P19">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P19">You can move objects in the normal Windows' way, which is to select the objects and then drag them. By default the connected wires come too, however, if you wish to unhook a symbol from its wires then drag with the Ctrl-key held down.</text:p>
      <text:p text:style-name="P19">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P19">If you prefer you don't have to use the new Windows' editing features of TinyCAD, still available to you are the block move, block drag, and duplicate block tools. These can be found in the block toolbar.</text:p>
      <text:p text:style-name="P19">If you wish to rotate part of a design (by 90 degrees), then you have to use the block rotate object in the block toolbar. Outline the area you wish to rotate and then use the tool buttons to rotate the selected area.</text:p>
      <text:p text:style-name="P19">There is a full undo/redo buffer built into TinyCAD. If you make a mistake you can undo your changes with the “Undo” command in the Edit menu.</text:p>
      <text:p text:style-name="P19">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19"/>
      <text:p text:style-name="P19"/>
      <text:p text:style-name="P19"/>
      <text:p text:style-name="P19"/>
      <text:p text:style-name="P19"/>
      <text:p text:style-name="P19"/>
      <text:p text:style-name="P63"><draw:frame draw:style-name="fr2" draw:name="graphics4" text:anchor-type="paragraph" svg:width="3.2291in" svg:height="1.5882in" draw:z-index="2"><draw:image xlink:href="../BM1.BMP" xlink:type="simple" xlink:show="embed" xlink:actuate="onLoad"/></draw:frame>Symbol Attributes</text:p>
      <text:p text:style-name="P19">Each symbol has at least two text attributes associated with it. </text:p>
      <text:p text:style-name="P20">The Name attribute</text:p>
      <text:p text:style-name="P19">This is the name or type of the component that the symbol represents. If the component has a value then insert the value here. For example, if it were a resistor then the name might be 330R or 4k7. If the symbol represents a phono connector then the name might be Phono.</text:p>
      <text:h text:style-name="P53" text:outline-level="3"><text:bookmark text:name="The Reference attribute"/>The Reference attribute</text:h>
      <text:p text:style-name="P19">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P19">This field can normally be left as it is, you can use the Special tools to set the references automatically. Either use the reference painter to “paint” each reference or use the add symbol references automatically.</text:p>
      <text:h text:style-name="P53" text:outline-level="3"><text:bookmark text:name="The Package attribute"/>The Package attribute</text:h>
      <text:p text:style-name="P19">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P19">Not all symbols have the package attribute by default. You must add it if you wish to export to a PCB program. To add it, simply click on the “Add” button, and then rename the new attribute to Package.</text:p>
      <text:h text:style-name="P53" text:outline-level="3"><text:bookmark text:name="Other attributes"/>Other attributes</text:h>
      <text:p text:style-name="P19">You may add additional attributes to a symbol from the symbol's tool dialogue. There is no real limit to the number of attributes you add. You may use these references for almost any purpose, for example you may wish to add PCB layout instructions here.</text:p>
      <text:p text:style-name="P19">All of the the symbols in the supplied libraries have an “other” attribute already defined for you. However, you can add more if you wish. Either add them by default by editing the symbol in the library or add them individually to each symbol at placement time.</text:p>
      <text:p text:style-name="P19"/>
      <text:p text:style-name="P12"><text:bookmark text:name="Automatic Junction placement"/>Automatic Junction placement</text:p>
      <text:p text:style-name="P19">Junctions are placed automatically for you, so normally you don't need to use the junction tool.</text:p>
      <text:p text:style-name="P19">Where two wires cross they are not considered joined unless a junction is used at the crossing point. Junctions are also required when a pin is connected to the middle of a wire. </text:p>
      <text:p text:style-name="P19">If you wish to place junctions manually, then switch automatic junction placement off, in the Options <text:s/>→ Settings dialogue, and then the junction tool will be available to you.</text:p>
      <text:p text:style-name="P19">Whilst automatic junction placement is on, you cannot select junctions.</text:p>
      <text:p text:style-name="P39"><text:bookmark text:name="Advanced drawing techniques"/><text:soft-page-break/>Advanced drawing techniques</text:p>
      <text:p text:style-name="P19">For the more advanced schematics, TinyCAD has more advanced features.</text:p>
      <text:p text:style-name="P19"/>
      <text:p text:style-name="P7"><text:bookmark text:name="No Connects"/>No Connects</text:p>
      <text:p text:style-name="P19">Normally all of the pins on a symbol must be connected. There may be times when you wish to leave a pin unconnected but wish to show that you haven't forgotten the pin and it is intentionally left unconnected.</text:p>
      <text:p text:style-name="P19">If you do not wish to connect to a certain pin then use the no-connect option on the Toolbar. Place a no-connect on every pin that is not to be connected to anything else. </text:p>
      <text:p text:style-name="P19">Any unconnected pins can be found by using the the Design Rules Checker in the Special menu.</text:p>
      <text:p text:style-name="P35"/>
      <text:p text:style-name="P35"><draw:frame draw:style-name="fr2" draw:name="graphics6" text:anchor-type="paragraph" svg:width="1.9728in" svg:height="3.1354in" draw:z-index="3"><draw:image xlink:href="../BM2.BMP" xlink:type="simple" xlink:show="embed" xlink:actuate="onLoad"/></draw:frame></text:p>
      <text:p text:style-name="P7"><text:bookmark text:name="Adding Power"/>Adding Power</text:p>
      <text:p text:style-name="P19">Power objects in your design show where power is connected into your circuit. Various shapes of power symbols are defined.</text:p>
      <text:p text:style-name="P19">You must always make the connection to power at the end of the power object's pin. A junction may be necessary if the connection is to the center of a wire or where wires cross. If a junction is necessary it will be placed automatically for you.</text:p>
      <text:p text:style-name="P19">The shape of the power object is ignored - it is the value of the power item which is important. All items connected to power objects of the same value are considered connected together.</text:p>
      <text:p text:style-name="P19">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19"/>
      <text:p text:style-name="P19"/>
      <text:p text:style-name="P71"><text:bookmark text:name="Using Labels"/>Using Labels</text:p>
      <text:p text:style-name="P19"><draw:frame draw:style-name="fr2" draw:name="graphics5" text:anchor-type="paragraph" svg:width="3.8646in" svg:height="2.1354in" draw:z-index="4"><draw:image xlink:href="../image004.png" xlink:type="simple" xlink:show="embed" xlink:actuate="onLoad"/></draw:frame>You may use the rotate left or right or flip shortcut keys while placing labels.</text:p>
      <text:p text:style-name="P19">All wires with the same label name will be considered connected together. This way a connection between the wires is formed without you having to actually draw it.</text:p>
      <text:p text:style-name="P43">Use labels to connect wires between sheets in the same files or to connect wires that are not fully drawn as connected on the same page due to schematic crowding or personal preference.</text:p>
      <text:p text:style-name="P38"/>
      <text:p text:style-name="P48"><text:bookmark text:name="Adding Buses"/>Adding Buses</text:p>
      <text:p text:style-name="P38"/>
      <text:p text:style-name="P19"><draw:frame draw:style-name="fr3" draw:name="graphics7" text:anchor-type="paragraph" svg:width="6.7709in" svg:height="4.5102in" draw:z-index="5"><draw:image xlink:href="../BM5.BMP" xlink:type="simple" xlink:show="embed" xlink:actuate="onLoad"/></draw:frame>Buses can be used to indicate a large number of connections. To help you draw a bus the repeat options are present.</text:p>
      <text:p text:style-name="P19">To create a bus, first draw the bus near where you wish to connect it. Now add a bus entry to the bus. Press 'R' (for repeat in the Edit Menu) to repeat this as necessary for the number of entries you wish to make.</text:p>
      <text:p text:style-name="P19">Draw a wire from the bus entry to the connection point. Now press 'R' again, to complete all the wire connections.</text:p>
      <text:p text:style-name="P19">Finally you must add the labels. Place the first label. Depending on your repeat options the label name will be updated automatically. Place a label over each wire.</text:p>
      <text:p text:style-name="P19">Now the bus connection is complete!</text:p>
      <text:p text:style-name="P19">Use the same names for the bus entries on all connections to bus; however, the order of the names is unimportant. Buses do not require junctions anywhere on them.</text:p>
      <text:p text:style-name="P18">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35"/>
      <text:p text:style-name="P42"><text:bookmark text:name="Adding Text and Annotations"/><text:soft-page-break/>Adding Text and Annotations</text:p>
      <text:p text:style-name="Text_20_body">You may add the following annotations: text, lines, rectangles, ellipses and arcs. All these objects will be ignored by the special tools.</text:p>
      <text:p text:style-name="Text_20_body">Annotations may cross wires, symbols and junctions without affecting them. How these objects are used is completely up to you.</text:p>
      <text:p text:style-name="Text_20_body"><draw:frame draw:style-name="fr3" draw:name="graphics8" text:anchor-type="paragraph" svg:width="5.5547in" svg:height="3.8417in" draw:z-index="6"><draw:image xlink:href="../BM6.BMP" xlink:type="simple" xlink:show="embed" xlink:actuate="onLoad"/></draw:frame></text:p>
      <text:p text:style-name="P11"><text:bookmark text:name="Drawing rectangles and ellipses"/>Drawing rectangles and ellipses</text:p>
      <text:p text:style-name="Text_20_body">New for TinyCAD 1.80.00 is that these objects can now be filled, and TinyCAD now uses the Windows' default color selection dialogue which gives you access to all of the colors.</text:p>
      <text:p text:style-name="Text_20_body">To draw a rectangle or ellipse, select the correct tool in the annotation toolbar, and then drag the outline of the shape with the left mouse button. When you release the mouse button the shape will be selected, ready for repositioning if required.</text:p>
      <text:p text:style-name="Text_20_body">The shapes can be edited by selecting them, by clicking on them and then using the handles to move and resize the shape.</text:p>
      <text:p text:style-name="Text_20_body">You may also select the styles of the lines and the fill color by using the tool dialogue, normally displayed in the top right hand corner of the drawing.</text:p>
      <text:p text:style-name="P11"><text:bookmark text:name="Drawing Polygons &amp; Polylines"/>Drawing Polygons &amp; Polylines</text:p>
      <text:p text:style-name="Text_20_body">A polyline is a set of connected lines, all of which have to be the same width and color. A polygon is a closed set of connected lines, which is filled.</text:p>
      <text:p text:style-name="Text_20_body">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_20_body"><text:soft-page-break/>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_20_body">You may add arc'ed segments to the outline of the shape by either using the tool dialogue, or by using the right-click context menu.</text:p>
      <text:p text:style-name="P35"/>
      <text:p text:style-name="P11"><text:bookmark text:name="Editing Polygons and Polylines"/>Editing Polygons and Polylines</text:p>
      <text:p text:style-name="Text_20_body">Once placed the polygon or polyline can:</text:p>
      <text:p text:style-name="P52"><text:span text:style-name="T10">·</text:span><text:span text:style-name="T7"> </text:span>Be resized as a complete shape</text:p>
      <text:p text:style-name="P52"><text:span text:style-name="T10">·</text:span><text:span text:style-name="T7"> </text:span>have any of the corners moved</text:p>
      <text:p text:style-name="P52"><text:span text:style-name="T10">·</text:span><text:span text:style-name="T7"> </text:span>have a new corner added</text:p>
      <text:p text:style-name="P52"><text:span text:style-name="T10">·</text:span><text:span text:style-name="T7"> </text:span>have a corner deleted</text:p>
      <text:p text:style-name="P52"><text:span text:style-name="T10">·</text:span><text:span text:style-name="T7"> </text:span>have a side changed from straight to arc'ed</text:p>
      <text:p text:style-name="Text_20_body">Resize and move the polygon or polyline using the handles displayed once the shape is selected.</text:p>
      <text:p text:style-name="Text_20_body">To add a corner, right click on the location you wish to add the corner and select new handle from the menu.</text:p>
      <text:p text:style-name="Text_20_body">To remove a corner, right click on the handle of the corner you wish to remove and select delete handle.</text:p>
      <text:p text:style-name="Text_20_body">To change a line from straight to arc'ed or back again, right click on the line you wish to change and select one of the arc options from the menu.</text:p>
      <text:p text:style-name="P35"/>
      <text:p text:style-name="P11"><text:bookmark text:name="Changing the drawing order"/>Changing the drawing order</text:p>
      <text:p text:style-name="Text_20_body">If one of your annotations is obscured by another then right-click on it and use the “Z-Order” menu to bring it the top of the drawing order or send it back behind all other annotations.</text:p>
      <text:p text:style-name="P35"/>
      <text:p text:style-name="P40"/>
      <text:p text:style-name="P46"><text:bookmark text:name="An Introduction to Libraries"/>An Introduction to Libraries</text:p>
      <text:p text:style-name="Text_20_body">Symbols form a very important part of laying out designs. Symbols are collected together in symbol libraries. You may edit and create your own new symbols and libraries.</text:p>
      <text:p text:style-name="Text_20_body">It is unlikely that the symbol libraries provided could possibly cover all the symbols you might ever want. This program has been designed to allow you to create your own symbols very easily.</text:p>
      <text:p text:style-name="P35"/>
      <text:p text:style-name="P9"><text:bookmark text:name="Selecting libraries"/>Selecting libraries</text:p>
      <text:p text:style-name="Text_20_body">Before any symbols can be used from a library, the library must be selected as in use. This is done by using the Libraries option in the Library menu.</text:p>
      <text:p text:style-name="Text_20_body"><draw:frame draw:style-name="fr4" draw:name="graphics11" text:anchor-type="paragraph" svg:width="4.4583in" svg:height="2.4791in" draw:z-index="7"><draw:image xlink:href="../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_20_body">To add a library to this list click on the Add button. A file selection dialogue will appear. Select a library index file (with a .idx file extension) or database file (with .mdb extension). The selected library will be added to the list.</text:p>
      <text:p text:style-name="Text_20_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_20_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_20_body">You can open the thumbnail view of the library by double clicking on the library name in the list box, or by selecting it and then clicking on the edit button.</text:p>
      <text:p text:style-name="Text_20_body">Upgrading a library converts it from the old format to the new Microsoft Access database format. This format creates a slightly larger file, however, it will enable TinyCAD to have more features in the future.</text:p>
      <text:p text:style-name="Text_20_body">As of TinyCAD 1.90.00, the “Tidy” option is no longer required for the new library format, and so has been removed from this dialogue.</text:p>
      <text:p text:style-name="P10"><text:bookmark text:name="Editing and Printing Libraries"/><text:soft-page-break/>Editing and Printing Libraries</text:p>
      <text:p text:style-name="Text_20_body">Use the library dialogue to select the library to edit. Once selected you will see a new window with a thumbnail view of the library. If the library is a brand new library then the window will be blank.</text:p>
      <text:p text:style-name="P35"><draw:frame draw:style-name="fr5" draw:name="graphics12" text:anchor-type="paragraph" svg:width="6.9252in" svg:height="4.5457in" draw:z-index="8"><draw:image xlink:href="../bm15.bmp" xlink:type="simple" xlink:show="embed" xlink:actuate="onLoad"/></draw:frame></text:p>
      <text:p text:style-name="Text_20_body">Use the library editing window to:</text:p>
      <text:p text:style-name="P52"><text:span text:style-name="T10">·</text:span><text:span text:style-name="T7"> </text:span>See all of the thumbnails of the symbols in the library</text:p>
      <text:p text:style-name="P52"><text:span text:style-name="T10">·</text:span><text:span text:style-name="T7"> </text:span>Add new symbols to the library</text:p>
      <text:p text:style-name="P52"><text:span text:style-name="T10">·</text:span><text:span text:style-name="T7"> </text:span>Delete and rename symbols in the library.</text:p>
      <text:p text:style-name="P52"><text:span text:style-name="T10">·</text:span><text:span text:style-name="T7"> </text:span>Edit a symbols names and attributes</text:p>
      <text:p text:style-name="P52"><text:span text:style-name="T10">·</text:span><text:span text:style-name="T7"> </text:span>Move symbols from one library to another</text:p>
      <text:p text:style-name="P52"><text:span text:style-name="T10">·</text:span><text:span text:style-name="T7"> </text:span>Export symbols into an XML file</text:p>
      <text:p text:style-name="P52"><text:span text:style-name="T10">·</text:span><text:span text:style-name="T7"> </text:span>Import an XML file of symbols into this library</text:p>
      <text:p text:style-name="Text_20_body">You can select symbols in the library by clicking on them. Once selected you can use the “Symbol” menu to edit or delete the symbol. You may also right-click on thumbnails to bring up a context menu, which is a shortcut for going to the symbol menu.</text:p>
      <text:p text:style-name="Text_20_body">Use the symbol menu or the context menu to add a new symbol to the library.</text:p>
      <text:p text:style-name="Text_20_body">A shortcut to editing a symbol is to double-click on it.</text:p>
      <text:p text:style-name="P10"><text:bookmark text:name="Editing and adding symbols"/><text:soft-page-break/>Editing and adding symbols</text:p>
      <text:p text:style-name="P31">Symbols are created from normal objects found on the Toolbar. They may contain any of these objects except other symbols.</text:p>
      <text:p text:style-name="Text_20_body">If the symbol does contain any objects with special functions (such as a power item or a wire) then these object will be treated as though they were annotation. All their special functions are lost when used in a symbol.</text:p>
      <text:p text:style-name="Text_20_body">To edit an existing symbol, first select the library you wish to edit in the Libraries option of the Library menu.</text:p>
      <text:p text:style-name="Text_20_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_20_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p text:style-name="P9"><text:bookmark text:name="Symbol Pins"/>Symbol Pins</text:p>
      <text:p text:style-name="Text_20_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_20_body">The design rules determine the type of each pin and can work out if you have made a mistake in your design. For example it can check that there is no output driving an input. To do this you have to nominate the pins with the correct type.</text:p>
      <text:p text:style-name="P9"><text:bookmark text:name="Multiple Parts Per Package"/>Multiple Parts Per Package</text:p>
      <text:p text:style-name="Text_20_body">Some semiconductors have multiple parts per package. You can define a different set of pins per package and optionally outlines for each symbol. When you insert the symbol in to your design, you can select which package to use from the symbol.</text:p>
      <text:p text:style-name="Text_20_body">There are two types of symbols with multiple parts per package these are homogeneous and heterogeneous symbols:</text:p>
      <text:p text:style-name="P54">1.<text:span text:style-name="T5"> </text:span>A homogeneous symbol has the same outline, but different pins for each part in the package.</text:p>
      <text:p text:style-name="P54">2.<text:span text:style-name="T5"> </text:span>A heterogeneous symbol has a different outline and different pins for each of the parts in the package.</text:p>
      <text:p text:style-name="Text_20_body">Use homogeneous symbols when the parts are interchangeable. Use heterogeneous symbols when the different parts represent different aspects of the symbol and therefore cannot be interchanged.</text:p>
      <text:p text:style-name="Text_20_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_20_body"/>
      <text:p text:style-name="P63">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_20_body">For a homogeneous symbol, any edits to the outline will be for all parts. For a heterogeneous symbol you may have a different outline for each part.</text:p>
      <text:p text:style-name="P74"><draw:frame draw:style-name="fr6" draw:name="graphics9" text:anchor-type="paragraph" svg:width="6.9252in" svg:height="3.3764in" draw:z-index="0"><draw:image xlink:href="../image010.png" xlink:type="simple" xlink:show="embed" xlink:actuate="onLoad"/></draw:frame>An example of the 7402 IC which has 4 parts per package</text:p>
      <text:p text:style-name="Text_20_body">For example, the 7402 has 4 parts per package. These parts are label A, B, C and D. This is a homogeneous symbol and so the only difference between each part is the pin numbers.</text:p>
      <text:p text:style-name="P9"/>
      <text:p text:style-name="P64"><text:bookmark text:name="Creating a new symbol library"/>Creating a new symbol library</text:p>
      <text:p text:style-name="Text_20_body">Creating a new library is easy. Use the “New” button on the library editing dialogue. A blank library will be created with the name that you specify.</text:p>
      <text:p text:style-name="Text_20_body">Double click on the library to edit it. You may now add your first new symbol.</text:p>
      <text:p text:style-name="P35"/>
      <text:p text:style-name="P9"><text:bookmark text:name="Symbol Properties"/>Symbol Properties</text:p>
      <text:p text:style-name="Text_20_body"><draw:frame draw:style-name="fr3" draw:name="graphics10" text:anchor-type="paragraph" svg:width="6.8854in" svg:height="5.1043in" draw:z-index="9"><draw:image xlink:href="../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_20_body">You can access this dialogue in two ways. Either right click on the symbol in the thumbnail view and select “Symbol Properties”, or it is displayed after you edit a symbol when you close or save the window.</text:p>
      <text:p text:style-name="Text_20_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_20_body"><text:soft-page-break/>You can also add any number of extra parameters to the symbol. Use the “Add” and “Delete” buttons to add new parameters to the symbol. You cannot delete the name or the reference, as these are always required by a symbol.</text:p>
      <text:p text:style-name="Text_20_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_20_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_20_body">Click the OK button to store the symbol, or the Cancel button to exit without changing the symbol.</text:p>
      <text:p text:style-name="P35"/>
      <text:p text:style-name="P41"/>
      <text:p text:style-name="P47"><text:bookmark text:name="Printing a Design"/>Printing a Design</text:p>
      <text:p text:style-name="P27">Once your design is drawn it can be printed to any Windows-supported printer.</text:p>
      <text:p text:style-name="P31"/>
      <text:p text:style-name="P29"><draw:frame draw:style-name="fr3" draw:name="graphics13" text:anchor-type="paragraph" svg:width="5.6516in" svg:height="5.3272in" draw:z-index="10"><draw:image xlink:href="../bm%20print.bmp" xlink:type="simple" xlink:show="embed" xlink:actuate="onLoad"/></draw:frame>The printing options available are outlined in the Print option in the File Menu, detailed in the Menu Reference guide.</text:p>
      <text:p text:style-name="P27">If the design will not reasonably fit on a single page then it can be 'tiled' across many pages. That is, each page will contain a different section of the design. Once all the pages have been printed, the pages can be stuck together to form the whole design.</text:p>
      <text:p text:style-name="P27">You may also select for the design to fit to a single page. If you select this option, then the scaling is automatically selected for you that will ensure your design will fit on one piece of paper.</text:p>
      <text:p text:style-name="P29">For the best results when drawing a small design, use the Printer Setup option in the Page Setup dialogue. This will ensure the design's dimensions will have the same dimensions as the printer's output, making scaling unnecessary.</text:p>
      <text:p text:style-name="P29">Use the print in black and white option for best results when using a black and white printer.</text:p>
      <text:p text:style-name="P31"/>
      <text:p text:style-name="P42"><text:bookmark text:name="Exporting to PCB programs"/><text:soft-page-break/>Exporting to PCB programs</text:p>
      <text:p text:style-name="P31">TinyCAD has the ability to create a netlist for import into a PCB layout program. However, for this to work to it's best potential you have to use TinyCAD in the correct way:</text:p>
      <text:list xml:id="list20113866" text:style-name="L7">
        <text:list-item>
          <text:p text:style-name="P81">Use wires and symbols correctly</text:p>
        </text:list-item>
        <text:list-item>
          <text:p text:style-name="P81">Add the “Package” attribute to symbols</text:p>
        </text:list-item>
        <text:list-item>
          <text:p text:style-name="P81">Export the netlist in a format compatible with your PCB layout program</text:p>
        </text:list-item>
      </text:list>
      <text:p text:style-name="P31"/>
      <text:p text:style-name="P59"><text:bookmark text:name="Use wires and symbols correctly"/>Use wires and symbols correctly</text:p>
      <text:p text:style-name="P31">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P31">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P31"/>
      <text:p text:style-name="P59"><text:bookmark text:name="Add the “Package” attribute to all symbols"/>Add the “Package” attribute to all symbols</text:p>
      <text:p text:style-name="P31">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P31"><draw:frame draw:style-name="fr3" draw:name="graphics14" text:anchor-type="paragraph" svg:width="4.3201in" svg:height="2.9311in" draw:z-index="16"><draw:image xlink:href="../bm%20attribute.bmp" xlink:type="simple" xlink:show="embed" xlink:actuate="onLoad"/></draw:frame>You can edit the symbol libraries so that each symbol has a default “Package” attribute.</text:p>
      <text:p text:style-name="P31">The example design “amp.dsn” has the “Package” attribute for each of the symbols that are used. </text:p>
      <text:p text:style-name="P55"><text:soft-page-break/>Export the netlist in a format compatible with your PCB layout program</text:p>
      <text:p text:style-name="P31">From the Special menu select the “Create netlist for PCB program” option.</text:p>
      <text:p text:style-name="P31"><draw:frame draw:style-name="fr7" draw:name="graphics15" text:anchor-type="paragraph" svg:width="5.5846in" svg:height="2.5701in" draw:z-index="11"><draw:image xlink:href="../bm%20pcb.bmp" xlink:type="simple" xlink:show="embed" xlink:actuate="onLoad"/></draw:frame></text:p>
      <text:p text:style-name="P31">Use this dialogue to select the netlist output type and the filename you wish to use for the export. Currently TinyCAD has a limited select of file formats, however, you may well find that this format is recognized by your PCB program.</text:p>
      <text:p text:style-name="P31">All of the output file formats are text based, so if you wish to see the result of the export, try loading the exported file into notepad or another text editor.</text:p>
      <text:p text:style-name="P31"/>
      <text:p text:style-name="P31"/>
      <text:p text:style-name="P31"/>
      <text:p text:style-name="P41"/>
      <text:p text:style-name="P47"><text:bookmark text:name="Using multiple sheet schematics"/>Using multiple sheet schematics</text:p>
      <text:p text:style-name="Text_20_body">There are two ways that you can spread a complex schematic over more than one sheet in TinyCAD:</text:p>
      <text:p text:style-name="P52">1.<text:span text:style-name="T5"> </text:span>You may use multiple sheets (much like Excel sheets)</text:p>
      <text:p text:style-name="P52">2.<text:span text:style-name="T5"> </text:span>You may use hierarchical drawings (that is insert one file into another drawing)</text:p>
      <text:p text:style-name="Text_20_body">The two different techniques can be used in the same drawings.</text:p>
      <text:p text:style-name="P14"/>
      <text:p text:style-name="P14"><text:bookmark text:name="Using multiple sheets"/>Using multiple sheets</text:p>
      <text:p text:style-name="Text_20_body">To add another sheet to a drawing, you need only right-click on the “Sheet 1” sheet selection layout at the bottom of the screen and select “Insert Sheet”. This will create a new blank sheet in the same drawing for you.</text:p>
      <text:p text:style-name="Text_20_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_20_body">When a netlist is generated for a PCB program the sheets are linked together. Any labels with the same names are considered connected between the sheets. Use the labels to make connections across sheets.</text:p>
      <text:p text:style-name="Text_20_body">You may of course, remove and rename sheets by right clicking on the sheet name at the bottom of the screen. If you delete a sheet this cannot be undone, so do so with care!</text:p>
      <text:p text:style-name="P56"><text:bookmark text:name="Using hierarchical designs"/>Using hierarchical designs</text:p>
      <text:p text:style-name="Text_20_body">You can use the Hierarchical drawing system to embed one design into another sheet. The embedded sheet has a symbol associated with it, much like a part from a library.</text:p>
      <text:p text:style-name="Text_20_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_20_body">To link between the pins on the symbol and the schematic on the other sheets, use labels. Any labels with the same names as the pins will be considered connected to the pins when the netlist is generated.</text:p>
      <text:p text:style-name="Text_20_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_20_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p text:style-name="P14"><text:bookmark text:name="Using both hierarchical designs and multiple sheets"/>Using both hierarchical designs and multiple sheets</text:p>
      <text:p text:style-name="Text_20_body">There are no special requirements for using both techniques for really complex designs. You may have many sheets in each of the files, and include as many drawings as you need to create your design.</text:p>
      <text:p text:style-name="P57"><text:bookmark text:name="Using SPICE with TinyCAD"/><text:soft-page-break/>Using SPICE with TinyCAD</text:p>
      <text:p text:style-name="Text_20_body"/>
      <text:p text:style-name="Text_20_body">TinyCAD now has built-in SPICE file generation system. Currently there are <text:span text:style-name="T3">no</text:span> libraries supplied with TinyCAD for use with SPICE, you will have to create your own.</text:p>
      <text:p text:style-name="Text_20_body"/>
      <text:p text:style-name="Text_20_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p text:style-name="P11"><text:bookmark text:name="Remember there is always help!"/>Remember there is always help!</text:p>
      <text:p text:style-name="Text_20_body"/>
      <text:p text:style-name="Text_20_body">The creation of SPICE simulation circuits is not trivial, but it should be straightforward if you already know something about SPICE. If you get stuck, then use the TinyCAD web-site to get some support.</text:p>
      <text:p text:style-name="P11"/>
      <text:p text:style-name="P11"><text:bookmark text:name="The TinyCAD SPICE system"/>The TinyCAD SPICE system</text:p>
      <text:p text:style-name="Text_20_body"/>
      <text:p text:style-name="Text_20_body">TinyCAD generates SPICE files by using a string template system. A SPICE enabled symbol has 3 parts to it:</text:p>
      <text:p text:style-name="Text_20_body"/>
      <text:list xml:id="list20145082" text:style-name="L8">
        <text:list-item>
          <text:p text:style-name="P86">The “model” template – this is the string that is inserted into the SPICE file for every instance of the component in the circuit. </text:p>
        </text:list-item>
        <text:list-item>
          <text:p text:style-name="P86">The “prolog” template – this is the string that is inserted into the top of the SPICE file. It is only inserted once per component type. </text:p>
        </text:list-item>
        <text:list-item>
          <text:p text:style-name="P86">The “epilog” template – this is the string that is inserted into bottom of the SPICE file. It is only inserted once per component type. </text:p>
        </text:list-item>
      </text:list>
      <text:p text:style-name="Text_20_body"/>
      <text:p text:style-name="Text_20_body">These three templates can be found on the new “SPICE” tab that is on the symbol properties. Right click on the symbol in the library thumbnail view and select “Symbol Properties”.</text:p>
      <text:p text:style-name="Text_20_body"/>
      <text:p text:style-name="Text_20_body">The SPICE circuit diagram itself requires 3 parts:</text:p>
      <text:list xml:id="list20132959" text:style-name="L9">
        <text:list-item>
          <text:p text:style-name="P87">The circuit must be constructed using only SPICE enabled symbols </text:p>
        </text:list-item>
        <text:list-item>
          <text:p text:style-name="P87">The circuit must have a special “RUN” symbol (which will need to be created by you). </text:p>
        </text:list-item>
        <text:list-item>
          <text:p text:style-name="P87">The circuit must have a special “0” node, which is a requirement of a SPICE circuit. </text:p>
        </text:list-item>
      </text:list>
      <text:p text:style-name="Text_20_body">Once all of these requirements have been met, you can use the new option in the "Special" menu to generate the SPICE file.</text:p>
      <text:p text:style-name="P11"/>
      <text:p text:style-name="P66"><text:bookmark text:name="The SPICE template strings"/>The SPICE template strings</text:p>
      <text:p text:style-name="Text_20_body">This is written into the output spice file whenever this symbol appears in the net. This line is a template string of what should be written.</text:p>
      <text:p text:style-name="Text_20_body"/>
      <text:p text:style-name="Text_20_body">For example, for the resistor we would have:</text:p>
      <text:p text:style-name="Text_20_body"/>
      <text:p text:style-name="Text_20_body">R$(refnum) %(1) %(2) $(NAME)</text:p>
      <text:p text:style-name="Text_20_body"/>
      <text:p text:style-name="Text_20_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_20_body"/>
      <text:p text:style-name="Text_20_body">R3 7 9 10K</text:p>
      <text:p text:style-name="Text_20_body"/>
      <text:p text:style-name="Text_20_body">Notice how each of the $() and %() parts of the line have been replaced by the net information.</text:p>
      <text:p text:style-name="Text_20_body"/>
      <text:p text:style-name="Text_20_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p text:style-name="P11"><text:bookmark text:name="The Spice Prologue and Epilogue"/>The Spice Prologue and Epilogue</text:p>
      <text:p text:style-name="Text_20_body">The SPICE Prologues and Epilogues for each symbol have identical syntax to the model template strings, except that you cannot use the pin numbers (the %() syntax) and may only use the attribute expansions (the $() syntax).</text:p>
      <text:p text:style-name="Text_20_body">Prologues and epilogues will only be included if they are not identical to any other, so you can include the symbol multiple times in your design but only get one prologue and one epilogue for each one.</text:p>
      <text:p text:style-name="Text_20_body">You can set the order in which the prologues and epilogues are included in the file by using the priorities. These are the numbers at the side the template strings in the Symbol properties dialogue.</text:p>
      <text:p text:style-name="Text_20_body">For the prologue, anything with a priority of zero will be put into the file first, and then everything with a priority of 1 and so on up to 9.</text:p>
      <text:p text:style-name="Text_20_body">For the epilogue, anything with a priority of zero will be put into the file last, and just before it anything with a priority of 1 and so on up to 9.</text:p>
      <text:p text:style-name="Text_20_body">The default priority for the prologue and epilogues is 5 (i.e. the middle).</text:p>
      <text:p text:style-name="P11"/>
      <text:p text:style-name="P66"><text:bookmark text:name="The SPICE Run node"/>The SPICE Run node</text:p>
      <text:p text:style-name="Text_20_body">Normally a spice file contains not only the circuit but also commands to tell the SPICE simulator what to do with it.</text:p>
      <text:p text:style-name="Text_20_body"/>
      <text:p text:style-name="Text_20_body">You can insert these special commands at the head and end of a file by using a special SPICE symbol called the “Run” node. As no SPICE symbols are included with TinyCAD you will have to create the Run node yourself.</text:p>
      <text:p text:style-name="Text_20_body">The RUN node is a normal TinyCAD symbol, except it has no pins and has no SPICE model. It does have a SPICE prologue and epilogue template.</text:p>
      <text:p text:style-name="Text_20_body">You must set a priority of 0 for both the prologue and epilogue. This means its prologue will always go first (assuming no other run nodes) and its epilogue will always go last.</text:p>
      <text:p text:style-name="Text_20_body">This special symbol will then expand into your run-time parameters and place the correct epilogue for the SPICE file. </text:p>
      <text:p text:style-name="Text_20_body">If you want to add your special line at the head of the file, simply add it to the run node's prologue - remember it will expand any $(attributes) you put in.</text:p>
      <text:p text:style-name="Text_20_body">You must place one RUN node on every SPICE simulation circuit, and this will add the correct SPICE lines to for the SPICE engine.</text:p>
      <text:p text:style-name="Text_20_body">In your library you may have more than one type of Run node, each one instructing SPICE to perform slightly different operations, however, you should not place more than one Run node on each circuit.</text:p>
      <text:p text:style-name="Text_20_body"/>
      <text:p text:style-name="P11"><text:bookmark text:name="The “0” net"/>The “0” net</text:p>
      <text:p text:style-name="Text_20_body">Every SPICE circuit requires a “0” node. This is the ground for the circuit. You must make sure one of your connections is nominated as the ground.</text:p>
      <text:p text:style-name="Text_20_body">This is done in TinyCAD by using the facility to name net. You can do this in one of two ways:</text:p>
      <text:list xml:id="list20117603" text:style-name="L10">
        <text:list-item>
          <text:p text:style-name="P88">Use a label. Any connections with a label will use the label’s name in the SPICE net </text:p>
        </text:list-item>
        <text:list-item>
          <text:p text:style-name="P88">Use a power symbol (which look like ~ on the toolbar). Any connections with a power connection will use it’s value as the name of the SPICE net. </text:p>
        </text:list-item>
      </text:list>
      <text:p text:style-name="Text_20_body">So to create the special “0” net, simply place a power symbol with a value of 0 on the ground connection.</text:p>
      <text:p text:style-name="P11"><text:bookmark text:name="Generation of the SPICE file"/>Generation of the SPICE file</text:p>
      <text:p text:style-name="Text_20_body">Once you have met all of the requirements for SPICE file generation, it is a simple matter to create the SPICE output. Go to the “Special” menu and select the “Create SPICE file” option.</text:p>
      <text:p text:style-name="Text_20_body">There are no options in the SPICE file creation dialogue, because you should use the special “Run” node to for this purpose. This gives you maximum flexibility for the SPICE file generation.</text:p>
      <text:p text:style-name="P11"/>
      <text:p text:style-name="P11"/>
      <text:p text:style-name="P66"><text:bookmark text:name="Advanced SPICE file generation with conditional statements"/>Advanced SPICE file generation with conditional statements</text:p>
      <text:p text:style-name="Text_20_body">For really sophisticated uses of TinyCAD’s SPICE engine, you may use conditional statements in your templates. There are three basic types of conditional statement, these are:</text:p>
      <text:list xml:id="list20117244" text:style-name="L11">
        <text:list-item>
          <text:p text:style-name="P89">Test to see if an attribute is defined on the symbol </text:p>
        </text:list-item>
        <text:list-item>
          <text:p text:style-name="P89">Test to see if an attribute is an empty string on the symbol </text:p>
        </text:list-item>
        <text:list-item>
          <text:p text:style-name="P89">Test to see if a pin of the symbol is connected </text:p>
        </text:list-item>
      </text:list>
      <text:p text:style-name="Text_20_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_20_body">You can embed one conditional macro statement inside another one, there is no special syntax required for this.</text:p>
      <text:p text:style-name="Text_20_body">The syntax for the conditional statements is:</text:p>
      <text:p text:style-name="P62">?( defined( attributename ), true string, false string ) </text:p>
      <text:p text:style-name="P62">?( not_defined( attributename ), true string, false string ) </text:p>
      <text:p text:style-name="P62">?( empty( attributename ), true string, false string )</text:p>
      <text:p text:style-name="P62">?( not_empty( attributename ), true string, false string )</text:p>
      <text:p text:style-name="P62">?( connected( pinnumber ), true string, false string )</text:p>
      <text:p text:style-name="P62">?( not_connected( pinnumber ), true string, false string )</text:p>
      <text:p text:style-name="Text_20_body">If you wish to place a question mark ( “?” ) into your template, then you can escape it by placing the a “\” in front of it.</text:p>
      <text:p text:style-name="P58"/>
      <text:p text:style-name="P60"><text:bookmark text:name="File Menu Reference"/>File Menu Reference</text:p>
      <text:p text:style-name="P31"/>
      <text:p text:style-name="P32">New</text:p>
      <text:p text:style-name="P29">This gets rid of the current design. All drawings in the current design are removed. If the current design has not been saved then you are asked to confirm before the design is lost.</text:p>
      <text:p text:style-name="P31">Open</text:p>
      <text:p text:style-name="P29">This option opens a previously saved design for editing or printing. If there is already a design being edited it will be lost. If the current design has not been saved then you will be asked to confirm before continuing.</text:p>
      <text:p text:style-name="P31">Close</text:p>
      <text:p text:style-name="P31">Close the current window. This option will prompt you save any changes if you have made any.</text:p>
      <text:p text:style-name="P31">Save</text:p>
      <text:p text:style-name="P29">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1">Save As</text:p>
      <text:p text:style-name="P29">This option is similar to the Save menu option; however, you will always be prompted for a file name. Using this option you can save the current design using a new file name or place it into a different directory.</text:p>
      <text:p text:style-name="P31">Design Details</text:p>
      <text:p text:style-name="P31"><draw:frame draw:style-name="fr2" draw:name="graphics16" text:anchor-type="paragraph" svg:width="4.3917in" svg:height="2.2016in" draw:z-index="12"><draw:image xlink:href="../BM8.BMP" xlink:type="simple" xlink:show="embed" xlink:actuate="onLoad"/></draw:frame></text:p>
      <text:p text:style-name="P27">Each design has details of its full title, the author, <text:span text:style-name="T11">etc</text:span>. This option allows you to change these details. When the design is next saved, these details are saved with the design.</text:p>
      <text:p text:style-name="P29">If the Display Details box is checked then these details will be displayed and printed in the bottom right hand corner of your design.</text:p>
      <text:p text:style-name="P31"/>
      <text:p text:style-name="P32"><text:bookmark text:name="Import"/>Import</text:p>
      <text:p text:style-name="P27">Using this option you can place into the current design another previously saved or exported design.</text:p>
      <text:p text:style-name="P29">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P31">Save as bitmap</text:p>
      <text:p text:style-name="P27"><text:soft-page-break/>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P31">Print</text:p>
      <text:p text:style-name="P27">Use this option print to any installed the windows printer. </text:p>
      <text:p text:style-name="P27">If the drawing is larger than the paper size of the printer, then it is split up over as many pages as it takes to print the design in tiles. </text:p>
      <text:p text:style-name="P31">Print Preview</text:p>
      <text:p text:style-name="P31">This option is to show you how the design would be printed on your printer. You can use this option to see if it will be printed the way you want before you actually print on paper.</text:p>
      <text:p text:style-name="P31">Page Setup</text:p>
      <text:p text:style-name="P27"><draw:frame draw:style-name="fr2" draw:name="graphics17" text:anchor-type="paragraph" svg:width="3.6756in" svg:height="1.9626in" draw:z-index="13"><draw:image xlink:href="../BM10.BMP" xlink:type="simple" xlink:show="embed" xlink:actuate="onLoad"/></draw:frame>This option allows you to select the total size of the design.</text:p>
      <text:p text:style-name="P27">Some commonly used values are given. If you prefer you can enter your own size in millimeters of the page. Selecting Portrait will ensure the design is taller than it is wide; selecting Landscape will ensure the design is wider than it is tall.</text:p>
      <text:p text:style-name="P27">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P29">The page size is saved with the current design when it is saved. The last page size entered here will be remembered for the next new design you start.</text:p>
      <text:p text:style-name="P31">Exit</text:p>
      <text:p text:style-name="P29">This option will exit the program and remove it from memory.</text:p>
      <text:p text:style-name="P57"/>
      <text:p text:style-name="P61"><text:bookmark text:name="Edit menu reference"/>Edit menu reference</text:p>
      <text:p text:style-name="P32">Undo</text:p>
      <text:p text:style-name="P27">This option undoes the last action or sequence of actions performed on the design. For example, you can Undo the last drawing operation or undo the last deletion.</text:p>
      <text:p text:style-name="P27">You may select this option repeatedly. This will cause the design to return to even more distant versions.</text:p>
      <text:p text:style-name="P30">The opposite of this option is Redo.</text:p>
      <text:p text:style-name="P32">Redo</text:p>
      <text:p text:style-name="P29">This option is the opposite of the Undo option. If you select Undo then the last operation of the design will be undone. If you then change you mind about the Undo, selecting Redo will reverse the action of Undo.</text:p>
      <text:p text:style-name="P32">Repeat</text:p>
      <text:p text:style-name="P27">If the last object placed in the design was repeatable, this option creates another copy of it in a new location (depending on the repeat direction).</text:p>
      <text:p text:style-name="P27">Only wires, line, dashed lines, buses and bus entries can be repeated.</text:p>
      <text:p text:style-name="P29">They are repeated above, below, to the left of, or to the right of, the last placed object. This can be selected by the Up, Down, Left, Right option in the repeat directions menu.</text:p>
      <text:p text:style-name="P32">Cut</text:p>
      <text:p text:style-name="P27">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aste</text:p>
      <text:p text:style-name="P27">This option takes a previously copied or cut part of a design and enable you to place it into the current design.</text:p>
      <text:p text:style-name="P29">Once this option has been selected the pasted design will be displayed at the mouse pointer. To paste it in click with the left mouse button, to cancel click with the right mouse button.</text:p>
      <text:p text:style-name="P32">Copy</text:p>
      <text:p text:style-name="P27">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1"/>
      <text:p text:style-name="P32"/>
      <text:p text:style-name="P67">Copy to...</text:p>
      <text:p text:style-name="P27">Using this option you can save just part of the current design. This part can be loaded as a design in its own right, or imported into another design.</text:p>
      <text:p text:style-name="P29"><text:span text:style-name="T12">Only the current selection will be written into the output file. A</text:span> dialogue box will prompt you to enter the file name to save the export design. Remember, this dialogue can be moved out of the way to see which parts of the design have been selected.</text:p>
      <text:p text:style-name="P32">Find</text:p>
      <text:p text:style-name="P27">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P29">The markers are removed from the design when the dialog box is close. Clicking on the text in the dialog box moves the associated marker to the center of the design window.</text:p>
      <text:p text:style-name="P32">Tag</text:p>
      <text:p text:style-name="P27">This option prompts you to name the selected area, and adds the tag to the design. When the tag is re-selected using the Tags option, this same area of the design is displayed in the design window.</text:p>
      <text:p text:style-name="P32">Set Tag</text:p>
      <text:p text:style-name="P27">This option prompts you to name the selected area, and adds the tag to the design. When the tag is re-selected using the Tags option, this same area of the design is displayed in the design window.</text:p>
      <text:p text:style-name="P29">By naming different parts of the design, a large design can still be navigated using these tags.</text:p>
      <text:p text:style-name="P32">Zoom In</text:p>
      <text:p text:style-name="P31">Increase the size of the drawing to show more detail. You can also zoom in using the mouse scroll-wheel or by using the zoom tool from the drawing toolbar.</text:p>
      <text:p text:style-name="P32">Zoom Out</text:p>
      <text:p text:style-name="P31">Increase the size of the drawing to show more of the drawing. You can also zoom out using the mouse scroll-wheel or by using the zoom tool from the drawing toolbar.</text:p>
      <text:p text:style-name="P31"/>
      <text:p text:style-name="P58"/>
      <text:p text:style-name="P60"><text:bookmark text:name="Library Menu Reference"/>Library Menu Reference</text:p>
      <text:p text:style-name="P31"/>
      <text:p text:style-name="P32"><text:bookmark text:name="Libraries"/>Libraries</text:p>
      <text:p text:style-name="P27">This option brings up the dialogue box which allows the setting up and editing of libraries.</text:p>
      <text:p text:style-name="P27"><draw:frame draw:style-name="fr4" draw:name="graphics18" text:anchor-type="paragraph" svg:width="4.4583in" svg:height="2.4791in" draw:z-index="14"><draw:image xlink:href="../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P27">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P27">The Remove button removes a library from the search list. It does not delete it! Select the library you wish to remove by clicking on it in the list box, then click on the remove button.</text:p>
      <text:p text:style-name="P27">The Edit button allows you to:<text:line-break/>- View &amp; Print thumbnails of the symbols<text:line-break/>- Add new symbols to this library<text:line-break/>- Edit existing symbols in the library</text:p>
      <text:p text:style-name="P27">The Tidy button causes a library to be tidied up. Select a library to tidy by clicking on it in the list, then click on the Tidy button. When the library has been tidied a message box will appear informing you of this.</text:p>
      <text:p text:style-name="P29">Libraries will need tidying after they have been extensively edited. Tidying the library will make it smaller by removing the unwanted old (now deleted) symbols in the library.</text:p>
      <text:p text:style-name="P32"><text:bookmark text:name="Refresh symbols from libraries"/>Refresh symbols from libraries</text:p>
      <text:p text:style-name="P27">Normally symbols are saved with the design, so any changes to the libraries do not effect your design straight away.</text:p>
      <text:p text:style-name="P27">This option causes all the libraries currently in use to be re-read, and any changes displayed in the current design. This only effects the design in the current window.</text:p>
      <text:p text:style-name="P32"/>
      <text:p text:style-name="P32"><text:bookmark text:name="Part in Package"/><text:soft-page-break/>Part in Package</text:p>
      <text:p text:style-name="P27">This option can only be used when you are editing a library symbol.</text:p>
      <text:p text:style-name="P27">When a symbol has more than one part per package, this option allows you to edit each part individually.</text:p>
      <text:p text:style-name="P27">Each part in the package must have the same symbol outline, but with different pins. Therefore this option only effects the pins in the symbol.</text:p>
      <text:p text:style-name="P29">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P32"><text:bookmark text:name="Add Pin"/>Add Pin</text:p>
      <text:p text:style-name="P27">This option can only be selected when you are editing a library symbol.</text:p>
      <text:p text:style-name="P27">Pins are used to show where the connections to each symbol are.</text:p>
      <text:p text:style-name="P27">Pins of various shapes are provided, however, these shapes are for cosmetic purposes only. They do not effect how each pin is considered to be connected.</text:p>
      <text:p text:style-name="P27">There are various types of pin. These type govern how the electrical rules checker operates. The electrical rules checker checks which pins of what type are connected together and determines whether or not this will produce a correct circuit.</text:p>
      <text:p text:style-name="P27">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P27">Pins can optionally have a name. This is not necessary however.</text:p>
      <text:p text:style-name="P27">The pin number and name can be shown or hidden. To hide the text click on the check box next to the text in the dialogue box.</text:p>
      <text:p text:style-name="P27">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P27">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P27">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P27">To place a pin click with the left mouse button in the design window. When a pin has been placed, the pin number in the dialogue box will automatically be advanced for you.</text:p>
      <text:p text:style-name="P27"><text:soft-page-break/>Placing can be canceled by clicking with the right mouse button.</text:p>
      <text:p text:style-name="P27">Once a pin is placed the pin number is either incremented or decremented, automatically for you. The Pin Increment/Pin Decrement options in the repeat directions menu (in the Edit menu) select which way the pin number is changed.</text:p>
      <text:p text:style-name="P27">Also if the pin name has a number at then end of it then it too is also incremented or decremented. The Name Increment/Name Decrement options in the repeat directions menu (in the Edit menu) select which way the pin name is changed.</text:p>
      <text:p text:style-name="P27">Pins can be edited. To edit them select the Edit Item option in the Edit menu, then click on the end of the pin (the same end as you placed, and would connect a wire to).</text:p>
      <text:p text:style-name="P29">Pins can also be moved or deleted.</text:p>
      <text:p text:style-name="P31"/>
      <text:p text:style-name="P58"/>
      <text:p text:style-name="P60"><text:bookmark text:name="Symbol Menu Reference"/>Symbol Menu Reference</text:p>
      <text:p text:style-name="P29"><text:span text:style-name="T3">NOTE:</text:span> This menu is only visible when you are viewing symbol thumbnails in a library editing window.</text:p>
      <text:p text:style-name="P31">New symbol</text:p>
      <text:p text:style-name="P29">Add a new symbol to this library. A symbol editing window will open and you can start designing your symbol in it. Use the “file save” menu option to save the new symbol back to the library.</text:p>
      <text:p text:style-name="P29">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P29">Use the “Add Pin” option in the library menu to place a pin into a symbol.</text:p>
      <text:p text:style-name="P29">The new symbol will not appear in the library until the symbol has been saved.</text:p>
      <text:p text:style-name="P31">Edit Symbol</text:p>
      <text:p text:style-name="P29">Select a symbol thumbnail in the library edit window and then use this option to edit it. The symbol is loaded into a symbol edit window so that you may alter it. See the “New Symbol” option for more information about editing symbols.</text:p>
      <text:p text:style-name="P29">You can also use this option to copy symbols. Edit the symbol and then save it under a different name.</text:p>
      <text:p text:style-name="P31">Rename symbol</text:p>
      <text:p text:style-name="P29">Select a symbol thumbnail in the library edit window and then use this option to rename it. If you wish to make a copy of the symbol under a different name use the “Edit Symbol”.</text:p>
      <text:p text:style-name="P31">Delete</text:p>
      <text:p text:style-name="P29">Select a symbol thumbnail in the library edit window and then use this option to delete it. Once it has been delete it is not immediately possible to undo the change, however, you have the option not to save the changes when you close the library editing window.</text:p>
      <text:p text:style-name="P31"/>
      <text:p text:style-name="P33"/>
      <text:p text:style-name="P68"><text:bookmark text:name="Special Menu"/>Special Menu</text:p>
      <text:p text:style-name="P32"><text:bookmark text:name="Create Net List for PCB Programs"/>Create Net List for PCB Programs</text:p>
      <text:p text:style-name="P27">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P27">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P29">As of version 1.95.15, there are multiple netlist formats supported. The original TinyCAD format is still there, along with PADS-PCB, Protel and Eagle SCR output format.</text:p>
      <text:p text:style-name="P29">PCB programs require the footprint to be specified. Do this by adding an attribute to the symbol that has a name “Package”, and the value is the value name of the footprint in the PCB program.</text:p>
      <text:p text:style-name="P31">Check Design Rules</text:p>
      <text:p text:style-name="P27">This option will cause the current design to be checked against a list of rules it must obey.</text:p>
      <text:p text:style-name="P27">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P27">Once selected a dialogue box will appear. Each rule that is checked can be turned on or off before the test is done in this dialogue box.</text:p>
      <text:p text:style-name="P27">Once the OK is selected the design is checked. Any errors are circled by a red ring. A list of errors is displayed at the side of the design. Clicking on any item in the list will cause that error to be moved to the center of the design window.</text:p>
      <text:p text:style-name="P27">Selecting Edit Item in the Edit menu, then clicking on an error will cause it to be highlighted and also cause the error name in the error list to be highlighted.</text:p>
      <text:p text:style-name="P27">If the Done button in the list is selected all the errors will be removed from the design.</text:p>
      <text:p text:style-name="P27">If no errors are found then a list will appear stating so. This list can be removed by selecting the Done button.</text:p>
      <text:p text:style-name="P29">Error circles can edited, moved or deleted. Error circles will not be saved with the design.</text:p>
      <text:p text:style-name="P31">Generate Symbol References</text:p>
      <text:p text:style-name="P27">This option changes the symbol references in your design. It relieves you of the task of ensuring each symbol has its own unique reference.</text:p>
      <text:p text:style-name="P27">One this option has been selected a dialogue box will allow several options to be changed. You can either add or remove the current references. Removing references can be useful if you wish to integrate this design into another.</text:p>
      <text:p text:style-name="P27">You can apply the changes to all references, that is the entire design will have potentially all of it references changed. Use this option if you do have not yet built the design, or have not issued any copies of the design to others.</text:p>
      <text:p text:style-name="P27"/>
      <text:p text:style-name="P70">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P27">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P27">If you wish you can allow this tool to determine what the correct symbol reference for the symbols is. Alternatively you can enter your own.</text:p>
      <text:p text:style-name="P27">When you select the OK button the options will be applied to the design. Each symbol specified will be given a new reference. If you select remove references then each symbol will have its references changed back to one with a ? instead of a value.</text:p>
      <text:p text:style-name="P29">You may select Cancel to not apply the reference generator.</text:p>
      <text:p text:style-name="P31">Create Parts List</text:p>
      <text:p text:style-name="P27">This option creates a list of all the parts used in the design. This list is sorted by symbol reference, and all parts of the same type are listed together.</text:p>
      <text:p text:style-name="P27">Essentially this is a list of parts that need to be purchased to make the design.</text:p>
      <text:p text:style-name="P29">The parts list is store in a simple text file, which can be edited and printed using notepad.</text:p>
      <text:p text:style-name="P31">Tidy Design</text:p>
      <text:p text:style-name="P27">This option improves the way the design is stored without effecting the way it looks.</text:p>
      <text:p text:style-name="P27">In this release it does this by removing unseen object from the design.</text:p>
      <text:p text:style-name="P27">This includes:</text:p>
      <text:p text:style-name="P27">- Wires, buses, arcs and lines with zero length.</text:p>
      <text:p text:style-name="P27">- Labels and text with no text in them.</text:p>
      <text:p text:style-name="P27">- Rectangles and ellipses with no area.</text:p>
      <text:p text:style-name="P27">This option removes errors than can creep in during editing which are difficult to remove yourself because they are unseen.</text:p>
      <text:p text:style-name="P31"/>
      <text:p text:style-name="P33"/>
      <text:p text:style-name="P68"><text:bookmark text:name="Options Menu Reference"/>Options Menu Reference</text:p>
      <text:p text:style-name="P31">Settings</text:p>
      <text:p text:style-name="P27"><draw:frame draw:style-name="fr4" draw:name="graphics19" text:anchor-type="paragraph" svg:width="4.0807in" svg:height="2.9382in" draw:z-index="15"><draw:image xlink:href="../BM12.BMP" xlink:type="simple" xlink:show="embed" xlink:actuate="onLoad"/></draw:frame>- <text:span text:style-name="T4">Show Grid</text:span></text:p>
      <text:p text:style-name="P27">This causes the grid to be displayed. If the grid is too fine to show at the current zoom then it will not be displayed. To see the grid zoom in. If the fine grid is enabled then the points which lie on the normal grid as well are shown as crosses.</text:p>
      <text:p text:style-name="P27">- <text:span text:style-name="T4">Snap to Grid</text:span></text:p>
      <text:p text:style-name="P27">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P27">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 <text:span text:style-name="T4">Normal, Fine, User grid spacing</text:span></text:p>
      <text:p text:style-name="P27">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P28">- Units in mm or units in inches</text:p>
      <text:p text:style-name="P27">This defines which units are used by the whole program inches or mm. The ruler and show position dialog will reflect the changes.</text:p>
      <text:p text:style-name="P27">- <text:span text:style-name="T4">Scroll bar increments</text:span></text:p>
      <text:p text:style-name="P29">This determines by how much the design will be scrolled when the arrows at the side of each scroll bar is clicked.</text:p>
      <text:p text:style-name="P32"><text:soft-page-break/>Colors</text:p>
      <text:p text:style-name="P27">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P27">If you wish to return the colors to the TinyCAD default, select the “defaults” button in the dialogue.</text:p>
      <text:p text:style-name="P31"/>
      <text:p text:style-name="P32">Show Position</text:p>
      <text:p text:style-name="P27">This option will cause a dialogue box to be displayed with the current co-ordinates of the mouse pointer in the design.</text:p>
      <text:p text:style-name="P27">The position is displayed in either inches or mm depending which units are selected by the Grid Settings option in the Options menu.</text:p>
      <text:p text:style-name="P29">To remove the dialogue box select this option again.</text:p>
      <text:p text:style-name="P31"/>
      <text:p text:style-name="P32">Snap to Grid</text:p>
      <text:p text:style-name="P31">Turn the snap to grid on or off. This is a short-cut for the same option in the Grid Settings dialogue.</text:p>
      <text:p text:style-name="P31"/>
      <text:p text:style-name="P32">Repeat Directions</text:p>
      <text:p text:style-name="P27">This option is a sub-menu with options for the repeat command, and options for use when placing labels, text and placing pins.</text:p>
      <text:p text:style-name="P27">The Up, Down, Left, Right options specify where an object is placed when it is repeated.</text:p>
      <text:p text:style-name="P27">The Name Increment/Name Decrement options specify how label names, text or pin names are altered after they are placed.</text:p>
      <text:p text:style-name="P29">The Pin Increment/Pin Decrement options specify how the pin numbers are altered after placing a pin. Note that you can only place pins when editing a library symbol.</text:p>
      <text:p text:style-name="P31"/>
      <text:p text:style-name="P10"/>
      <text:p text:style-name="P65"><text:bookmark text:name="Annotation Toolbar reference"/>Annotation Toolbar reference</text:p>
      <text:p text:style-name="P31">Arc segment</text:p>
      <text:p text:style-name="P27">The only arcs which can be drawn are the arcs which represent one quarter of an ellipse. Arcs are for annotating your designs only, they are ignored by all the special tools.</text:p>
      <text:p text:style-name="P27">Arc segments are now part of the polyline tool. See the section on “Adding Text and Annotations” for full details.</text:p>
      <text:p text:style-name="P27">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P27">You may change the width of the line the arc is drawn with or the color of the fill of the arc by using the tool dialogue normally displayed in the top right hand corner of the drawing.</text:p>
      <text:p text:style-name="P27">Arcs can be edited as part of a polygon or polyline.</text:p>
      <text:p text:style-name="P31"/>
      <text:p text:style-name="P13">Ellipse</text:p>
      <text:p text:style-name="P27">Ellipses are only used to annotate designs. They are ignored by all the Special tools.</text:p>
      <text:p text:style-name="P27">The only ellipses that can be drawn are those which can be enclosed by a rectangle with its edges parallel to the edges of the design.</text:p>
      <text:p text:style-name="P27">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P27">You may change the width of the line the arc is drawn with or the color of the fill of the arc by using the tool dialogue normally displayed in the top right hand corner of the drawing.</text:p>
      <text:p text:style-name="P31"/>
      <text:p text:style-name="P13">Polyline and polygons</text:p>
      <text:p text:style-name="P27">Polylines and polygons are provided to annotate your diagrams only. For the most part, they are ignored by all the special tools.</text:p>
      <text:p text:style-name="P31">These tools are new to TinyCAD version 1.80.00, and are described fully in the “Adding Text and Annotations” section.</text:p>
      <text:p text:style-name="P31"/>
      <text:p text:style-name="P31">Rectangle</text:p>
      <text:p text:style-name="P27">Rectangles are only used to annotate designs. They are ignored by all the Special tools.</text:p>
      <text:p text:style-name="P27">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P31"><text:soft-page-break/>Text</text:p>
      <text:p text:style-name="P27">Text is used only to annotate designs, it is ignored by the special tools.  Do not confuse the text tool with the label tool, which produces electrically active net names.</text:p>
      <text:p text:style-name="P27">It is often required to have bars over the letters in the text. This can be done by placing the ` character before each letter that needs a bar over it. If a whole word needs to have a bar placed over it then each letter in that word must have a ` before it.</text:p>
      <text:p text:style-name="P27">Type the text you wish to add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You can cancel entering text by clicking with the right mouse button.</text:p>
      <text:p text:style-name="P27">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27">Text can be re-sized once placed by using the handles displayed around the item or by using the tool dialogue normally displayed in the top right hand corner of the drawing.</text:p>
      <text:p text:style-name="P31"/>
      <text:p text:style-name="P10"/>
      <text:p text:style-name="P65"><text:bookmark text:name="Drawing Toolbar reference"/>Drawing Toolbar reference</text:p>
      <text:p text:style-name="P31">Bus</text:p>
      <text:p text:style-name="P27">Click with the left mouse button in the place you wish to start the line. Move to where you wish the line to end and click with the left hand button again. A bus segment will be placed and a new bus segment is now started from this point.</text:p>
      <text:p text:style-name="P27">To stop drawing click with the right mouse button, and you may start a new bus from a different point. Clicking with the right mouse button again will select the Edit Item option in the edit menu.</text:p>
      <text:p text:style-name="P27">Normally the bus is locked to 90 degree positions. In this mode two line segments are displayed at once. However, only one segment is placed at a time when you click with the left mouse button. You must click once more to place both the bus segments.</text:p>
      <text:p text:style-name="P27">You may also lock to 45 degree angles only, or have no locking at all. This can be selected from the edit window. When these options are used, only one bus segment at a time is displayed.</text:p>
      <text:p text:style-name="P27">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7">Buses cannot be edited, but they can be moved, dragged or deleted.</text:p>
      <text:p text:style-name="P27">Buses can be repeated.</text:p>
      <text:p text:style-name="P31"/>
      <text:p text:style-name="P13">Bus Entry</text:p>
      <text:p text:style-name="P27">Bus entries are used to show the connection of a wire to a bus. There are two types of bus entry, allowing for connection into the bus from any possible direction.</text:p>
      <text:p text:style-name="P27">To place bus entries, select this option in the menu, then move the bus entry to the point you wish to place it. Place it by clicking with the left mouse button.</text:p>
      <text:p text:style-name="P27">When you have finished placing, either select a new tool or click with the right mouse button. This will select the Edit Item in the Edit menu for you.</text:p>
      <text:p text:style-name="P27">Bus Entries cannot be edited, but they can be moved or deleted.</text:p>
      <text:p text:style-name="P27">Bus Entries can be repeated.</text:p>
      <text:p text:style-name="P13"/>
      <text:p text:style-name="P13">Bus Name</text:p>
      <text:p text:style-name="P27">A Bus Name placed across a Bus to indicate the nature of the Bus. This could be the number of conductors in the bus or the name of the Bus.</text:p>
      <text:p text:style-name="P27">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P27">Type the name of the bus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text:soft-page-break/>You can cancel entering text by clicking with the right mouse button.</text:p>
      <text:p text:style-name="P27">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31"/>
      <text:p text:style-name="P10"/>
      <text:p text:style-name="P65"><text:bookmark text:name="Block Toolbar reference"/>Block Toolbar reference</text:p>
      <text:p text:style-name="P32">Move Block</text:p>
      <text:p text:style-name="P27">This option allows you to move parts of the design around. The connections by wires are not preserved when this option is used. If you wish to keep the connections use the drag block option.</text:p>
      <text:p text:style-name="P27">Select the area you wish to move by drawing a rectangle around it. Start the rectangle by clicking with the left mouse button. Click again with the left mouse button again when the rectangle covers the area you wish to move.</text:p>
      <text:p text:style-name="P27">The area selected will be highlighted. You can now move this area around the design. Place it by using the left mouse button.</text:p>
      <text:p text:style-name="P29">You can cancel the move by clicking with the right mouse button.</text:p>
      <text:p text:style-name="P31"/>
      <text:p text:style-name="P32">Drag Block</text:p>
      <text:p text:style-name="P27">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P27">This allows for objects to be moved around the design without affecting how they are connected.</text:p>
      <text:p text:style-name="P27">Select the area you wish to drag by drawing a rectangle around it. Start the rectangle by clicking with the left mouse button. Click again with the left mouse button again when the rectangle covers the area you wish to drag.</text:p>
      <text:p text:style-name="P27">The area selected will be highlighted. You can now drag this area around the design. Place it by using the left mouse button.</text:p>
      <text:p text:style-name="P29">You can cancel the drag by clicking with the right mouse button.</text:p>
      <text:p text:style-name="P31"/>
      <text:p text:style-name="P32">Duplicate Block</text:p>
      <text:p text:style-name="P27">This option allows you to make another copy of part of the design to be placed somewhere else in the design.</text:p>
      <text:p text:style-name="P27">Select the area you wish to duplicate by drawing a rectangle around it. Start the rectangle by clicking with the left mouse button. Click again with the left mouse button again when the rectangle covers the area you wish to copy.</text:p>
      <text:p text:style-name="P27">The area selected will be highlighted. When you move the mouse you will find that the original copy remains and you have a duplicate copy that can be placed anywhere in the design. Place this copy by using the left mouse button.</text:p>
      <text:p text:style-name="P29">You can cancel the duplication by clicking with the right mouse button.</text:p>
      <text:p text:style-name="P31"/>
      <text:p text:style-name="P32"/>
      <text:p text:style-name="P32"/>
      <text:p text:style-name="P32"/>
      <text:p text:style-name="P32"><text:soft-page-break/>Rotate Block</text:p>
      <text:p text:style-name="P27">This option allows you to rotate and mirror (flip) a selected area of the design. This makes it very easy to correct the mistake of placing a component the wrong way round, as it and all its connections can be rotated.</text:p>
      <text:p text:style-name="P27">Select the area you wish to rotate by drawing a rectangle around it. Start the rectangle by clicking with the left mouse button. Click again with the left mouse button again when the rectangle covers the area you wish to delete.</text:p>
      <text:p text:style-name="P27">The area selected will be highlighted.</text:p>
      <text:p text:style-name="P27">A dialogue box will now give you options to rotate the block clockwise or anti-clockwise, by clicking on the &lt;&lt;&lt; and &gt;&gt;&gt; buttons. You can also select the flip button which will mirror the block.</text:p>
      <text:p text:style-name="P29">Once you have finished rotating the block click with either the left hand or right mouse button.</text:p>
      <text:p text:style-name="P31"/>
      <text:p text:style-name="P31"/>
      <text:p text:style-name="P31"/>
      <text:p text:style-name="P10"/>
      <text:p text:style-name="P65"><text:bookmark text:name="Drawing Toolbar reference 2"/>Drawing Toolbar reference</text:p>
      <text:p text:style-name="P31">Delete Item</text:p>
      <text:p text:style-name="P27">This option allow you to delete objects in the design.</text:p>
      <text:p text:style-name="P27">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P27">Now select this option on the toolbar menu to delete the item.</text:p>
      <text:p text:style-name="P27">You may undo the deletion by using the undo option in the edit menu. </text:p>
      <text:p text:style-name="P31"/>
      <text:p text:style-name="P13">Edit Item</text:p>
      <text:p text:style-name="P27">This option enables editing of objects already placed in the design. You may also use this tool to move objects in your design and to delete objects in your design.</text:p>
      <text:p text:style-name="P27">Once this option has been selected then clicking with the left mouse button on an object in the design will select that object. To show it has been selected it will be shown in light gray.</text:p>
      <text:p text:style-name="P27">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P27">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P27">End editing an object by clicking with the right mouse button in the design window, or by selecting a new object to edit using the left mouse button.</text:p>
      <text:p text:style-name="P27">You may also move objects that are selected. To do this hold down the left mouse button on a selected object. Now move the mouse, with the left mouse button held down. The object will be moved with the mouse. To finish release the left mouse button.</text:p>
      <text:p text:style-name="P27">You may delete any selected object by using the delete item option on the toolbar.</text:p>
      <text:p text:style-name="P27">You may copy any selected object to the clipboard by selecting the Copy or Cut options in the edit menu. Once a selection has been copied to the clipboard it may be pasted into another application (such as Microsoft Word), or pasted back into the design.</text:p>
      <text:p text:style-name="P27">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P31"/>
      <text:p text:style-name="P13">Junction</text:p>
      <text:p text:style-name="P27">Junctions are normally automatically placed for you. You do not need to use this tool.</text:p>
      <text:p text:style-name="P27">Junctions indicate when two wires meet that they are electrically joined. This information is used by the special tools to generate net lists and check the electrical rules. When two wires meet or cross it is <text:soft-page-break/>assumed they are not joined unless a junction is placed at the crossing point.</text:p>
      <text:p text:style-name="P27">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P27">Junctions cannot be edited, but they can be moved or deleted.</text:p>
      <text:p text:style-name="P31"/>
      <text:p text:style-name="P13">Label</text:p>
      <text:p text:style-name="P27">Labels indicate a connection to the wire which runs beneath them. Any two wires with the same label name above them are considered to be connected.</text:p>
      <text:p text:style-name="P27">This can be useful when two parts of a circuit need to be connected but are a long way apart on the diagram, or one point needs to be connected to a large number of others.</text:p>
      <text:p text:style-name="P27">It is often required to have bars over the letters in the label. This can be done by placing the ` character before each letter that needs a bar over it. If a whole word needs to have a bar placed over it then each letter in that word must have a ` before it.</text:p>
      <text:p text:style-name="P27">Type the text you wish to add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After placing a label, if the text has a number on the end of it, it is automatically incremented or decremented depending on the Name Increment or Name Decrement option selected in the Repeat Directions menu (in the Edit menu).</text:p>
      <text:p text:style-name="P27">You can cancel entering text by clicking with the right mouse button.</text:p>
      <text:p text:style-name="P27">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27">Labels can be re-sized once placed by using the handles displayed around the item or by using the tool dialogue normally displayed in the top right hand corner of the drawing.</text:p>
      <text:p text:style-name="P31"/>
      <text:p text:style-name="P13">No Connect</text:p>
      <text:p text:style-name="P27">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P27">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P27">No connects cannot be edited, but they can be moved or deleted.</text:p>
      <text:p text:style-name="P31">Power</text:p>
      <text:p text:style-name="P27">Power objects are use to show where power is connected to the design. All power objects should have a <text:soft-page-break/>value, which is the value of the power it provides (such as 5V, GND, 0V etc.). All power objects with the same value are considered connected to one another; even if they have different shapes.</text:p>
      <text:p text:style-name="P27">You should connect wires to the power items at the end of their pins, otherwise they will not considered to be connected.</text:p>
      <text:p text:style-name="P27">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P27">To place power items in to your designs select power from the Toolbar. Then in the dialogue box select the orientation of the power item, it's shape and it's name. Place the power item by clicking with the left mouse button.</text:p>
      <text:p text:style-name="P27">A range of shapes is provided, and you may use any name. Bars may be added over letters in names in the same manner bars can be added to text and labels, that is by placing ` before each letter which requires a bar over it.</text:p>
      <text:p text:style-name="P27">Once you have finished placing power items click with the right mouse button or select a new tool.</text:p>
      <text:p text:style-name="P27">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P27">Power items can also be move and deleted.</text:p>
      <text:p text:style-name="P31"/>
      <text:p text:style-name="P13">Wire</text:p>
      <text:p text:style-name="P27">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P27">Click with the left mouse button in the place you wish to start the wire. Move to where you wish the wire to end and click with the left hand button again. A wire segment will be placed and a new wire segment is now started from this point.</text:p>
      <text:p text:style-name="P27">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P27">A wire will automatically snap to a placed symbol or another wire when moved close to it. If you click with the left mouse button now, the wire will end at the snapped point. You can turn this off by using the settings dialogue in the Options menu.</text:p>
      <text:p text:style-name="P27">When placing wires junctions will automatically be added when required.</text:p>
      <text:p text:style-name="P27">To stop drawing click with the right mouse button, and you may start a new wire from a different point. Clicking with the right mouse button again will select the Edit Item option in the edit menu.</text:p>
      <text:p text:style-name="P27"/>
      <text:p text:style-name="P70">Normally the wire is locked to 90 degree positions. In this mode two line segments are displayed at once. However, only one segment is placed at a time when you click with the left mouse button. You must click once more to place both the bus segments.</text:p>
      <text:p text:style-name="P27">You may also lock to 45 degree angles only, or have no locking at all. This can be selected from the edit window. When these options are used, only one wire segment at a time is displayed.</text:p>
      <text:p text:style-name="P27">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7">Wires cannot be edited, but they can be moved, dragged or deleted.</text:p>
      <text:p text:style-name="P27">Wires can be repeated.</text:p>
      <text:p text:style-name="P31"/>
      <text:p text:style-name="P13">Zoom</text:p>
      <text:p text:style-name="P27">The zoom tool enables you to easily enlarge the view of the design. Once selected you may enlarge the view by clicking with the left mouse button, and reduce the view by clicking with the right mouse button.</text:p>
      <text:p text:style-name="P27">The position of the mouse pointer, when you zoom in, is moved to the center of the window.</text:p>
      <text:p text:style-name="P27">You may also use the scroll-wheel to zoom.</text:p>
      <text:p text:style-name="P31"/>
      <text:p text:style-name="P10"/>
      <text:p text:style-name="P65"><text:bookmark text:name="File Toolbar reference"/>File Toolbar reference</text:p>
      <text:p text:style-name="P32">New</text:p>
      <text:p text:style-name="P29">This gets rid of the current design. All drawings in the current design are removed. If the current design has not been saved then you are asked to confirm before the design is lost.</text:p>
      <text:p text:style-name="P32">Open</text:p>
      <text:p text:style-name="P29">This option opens a previously saved design for editing or printing. If there is already a design being edited it will be lost. If the current design has not been saved then you will be asked to confirm before continuing.</text:p>
      <text:p text:style-name="P32">Save</text:p>
      <text:p text:style-name="P29">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2">Cut</text:p>
      <text:p text:style-name="P27">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aste</text:p>
      <text:p text:style-name="P27">This option takes a previously copied or cut part of a design and enable you to place it into the current design.</text:p>
      <text:p text:style-name="P29">Once this option has been selected the pasted design will be displayed at the mouse pointer. To paste it in click with the left mouse button, to cancel click with the right mouse button.</text:p>
      <text:p text:style-name="P32">Copy</text:p>
      <text:p text:style-name="P27">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rint</text:p>
      <text:p text:style-name="P27">Use this option print to any installed the windows printer. </text:p>
      <text:p text:style-name="P27">If the drawing is larger than the paper size of the printer, then it is split up over as many pages as it takes to print the design in tiles. </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10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5in" fo:margin-bottom="0.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text:page-number></text:p>
      </style:footer>
    </style:master-page>
    <style:master-page style:name="HTML"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fgh </meta:initial-creator>
    <meta:creation-date>2010-08-02T11:35:15.40</meta:creation-date>
    <dc:date>2010-08-09T00:11:22.80</dc:date>
    <meta:editing-duration>PT05H39M49S</meta:editing-duration>
    <meta:editing-cycles>37</meta:editing-cycles>
    <meta:generator>OpenOffice.org/3.2$Win32 OpenOffice.org_project/320m18$Build-9502</meta:generator>
    <meta:document-statistic meta:table-count="0" meta:image-count="17" meta:object-count="2" meta:page-count="52" meta:paragraph-count="651" meta:word-count="16083" meta:character-count="87623"/>
  </office:meta>
</office:document-meta>
</file>